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F40000012C99AE5A3CA1419CDE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1" style:family="table">
      <style:table-properties style:width="12.012cm" fo:margin-left="-0.053cm" fo:margin-top="0cm" fo:margin-bottom="0cm" table:align="left"/>
    </style:style>
    <style:style style:name="Tabel1.A" style:family="table-column">
      <style:table-column-properties style:column-width="1.9cm"/>
    </style:style>
    <style:style style:name="Tabel1.B" style:family="table-column">
      <style:table-column-properties style:column-width="1.166cm"/>
    </style:style>
    <style:style style:name="Tabel1.C" style:family="table-column">
      <style:table-column-properties style:column-width="1.326cm"/>
    </style:style>
    <style:style style:name="Tabel1.D" style:family="table-column">
      <style:table-column-properties style:column-width="1.508cm"/>
    </style:style>
    <style:style style:name="Tabel1.E" style:family="table-column">
      <style:table-column-properties style:column-width="0.975cm"/>
    </style:style>
    <style:style style:name="Tabel1.H" style:family="table-column">
      <style:table-column-properties style:column-width="0.974cm"/>
    </style:style>
    <style:style style:name="Tabel1.I" style:family="table-column">
      <style:table-column-properties style:column-width="1.328cm"/>
    </style:style>
    <style:style style:name="Tabel1.1" style:family="table-row">
      <style:table-row-properties style:min-row-height="0.557cm" fo:keep-together="auto"/>
    </style:style>
    <style:style style:name="Tabel1.A1" style:family="table-cell">
      <style:table-cell-properties style:vertical-align="bottom" fo:padding-left="0.053cm" fo:padding-right="0.053cm" fo:padding-top="0cm" fo:padding-bottom="0cm" fo:border="none"/>
    </style:style>
    <style:style style:name="Tabel1.2" style:family="table-row">
      <style:table-row-properties style:min-row-height="0.474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50eb76" officeooo:paragraph-rsid="0050eb76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text-properties style:font-name="Liberation Mono" fo:font-size="10pt" officeooo:paragraph-rsid="00522dc9" style:font-name-asian="NSimSun1" style:font-size-asian="10pt" style:font-name-complex="Liberation Mono" style:font-size-complex="10pt"/>
    </style:style>
    <style:style style:name="P5" style:family="paragraph" style:parent-style-name="Standard">
      <style:paragraph-properties fo:text-align="start" style:justify-single-word="false">
        <style:tab-stops/>
      </style:paragraph-properties>
    </style:style>
    <style:style style:name="P6" style:family="paragraph" style:parent-style-name="Standard">
      <style:paragraph-properties fo:text-align="center" style:justify-single-word="false">
        <style:tab-stops/>
      </style:paragraph-properties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font-style="italic" style:font-style-asian="italic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9" style:family="paragraph" style:parent-style-name="Standard">
      <style:text-properties fo:color="#000000" style:font-name="DejaVu Serif" fo:font-size="12pt" fo:letter-spacing="normal" fo:language="en" fo:country="GB" fo:font-weight="normal" officeooo:rsid="004c8186" style:font-size-asian="12pt" style:font-weight-asian="normal" style:font-weight-complex="normal" style:text-scale="100%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Standard">
      <style:paragraph-properties fo:margin-left="0cm" fo:margin-right="0cm" fo:margin-top="0.199cm" fo:margin-bottom="0cm" loext:contextual-spacing="false" fo:line-height="100%" fo:text-align="start" style:justify-single-word="false" fo:orphans="0" fo:widows="0" fo:text-indent="0cm" style:auto-text-indent="false"/>
      <style:text-properties fo:language="en" fo:country="GB" fo:font-weight="bold" officeooo:paragraph-rsid="0023d421" style:font-weight-asian="bold" style:font-weight-complex="bold"/>
    </style:style>
    <style:style style:name="P12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fo:language="en" fo:country="GB" officeooo:paragraph-rsid="003c4fdd"/>
    </style:style>
    <style:style style:name="P13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fo:language="en" fo:country="GB" officeooo:paragraph-rsid="0059f937"/>
    </style:style>
    <style:style style:name="P14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fo:language="en" fo:country="GB" officeooo:rsid="00330f86" officeooo:paragraph-rsid="003c4fdd"/>
    </style:style>
    <style:style style:name="P15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fo:language="en" fo:country="GB" officeooo:rsid="0022083e" officeooo:paragraph-rsid="0022083e"/>
    </style:style>
    <style:style style:name="P16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fo:language="en" fo:country="GB" officeooo:rsid="0025397e" officeooo:paragraph-rsid="002668a7"/>
    </style:style>
    <style:style style:name="P17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fo:language="en" fo:country="GB" officeooo:rsid="0025397e" officeooo:paragraph-rsid="003c4fdd"/>
    </style:style>
    <style:style style:name="P18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fo:language="en" fo:country="GB" officeooo:rsid="002dd7c0" officeooo:paragraph-rsid="002dd7c0"/>
    </style:style>
    <style:style style:name="P19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fo:language="en" fo:country="GB" officeooo:rsid="003da922" officeooo:paragraph-rsid="003da922"/>
    </style:style>
    <style:style style:name="P20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fo:language="en" fo:country="GB" officeooo:rsid="0059f937" officeooo:paragraph-rsid="005bd6b1"/>
    </style:style>
    <style:style style:name="P21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officeooo:paragraph-rsid="002d99ff"/>
    </style:style>
    <style:style style:name="P22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officeooo:paragraph-rsid="003c4fdd"/>
    </style:style>
    <style:style style:name="P23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officeooo:paragraph-rsid="003da922"/>
    </style:style>
    <style:style style:name="P24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fo:color="#000000" style:font-name="DejaVu Serif" fo:font-size="12pt" fo:language="en" fo:country="GB" officeooo:paragraph-rsid="0039ba0d" style:font-size-asian="12pt" style:text-scale="100%"/>
    </style:style>
    <style:style style:name="P25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fo:color="#000000" style:font-name="DejaVu Serif" fo:font-size="12pt" fo:language="en" fo:country="GB" officeooo:paragraph-rsid="0055f432" style:font-size-asian="12pt" style:text-scale="100%"/>
    </style:style>
    <style:style style:name="P26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fo:color="#000000" style:font-name="DejaVu Serif" fo:font-size="12pt" fo:language="en" fo:country="GB" officeooo:rsid="00203b68" officeooo:paragraph-rsid="00203b68" style:font-size-asian="12pt" style:text-scale="100%"/>
    </style:style>
    <style:style style:name="P27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fo:color="#000000" style:font-name="DejaVu Serif" fo:font-size="12pt" fo:language="en" fo:country="GB" officeooo:rsid="0023d421" officeooo:paragraph-rsid="003c4fdd" style:font-size-asian="12pt" style:text-scale="100%"/>
    </style:style>
    <style:style style:name="P28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fo:color="#000000" style:font-name="DejaVu Serif" fo:font-size="12pt" fo:language="en" fo:country="GB" fo:font-weight="bold" officeooo:rsid="00288a17" officeooo:paragraph-rsid="002acdd3" style:font-size-asian="12pt" style:font-weight-asian="bold" style:font-weight-complex="bold" style:text-scale="100%"/>
    </style:style>
    <style:style style:name="P29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fo:color="#000000" style:font-name="DejaVu Serif" fo:font-size="12pt" fo:letter-spacing="normal" fo:language="en" fo:country="GB" fo:font-weight="bold" officeooo:rsid="002acdd3" officeooo:paragraph-rsid="002acdd3" style:font-size-asian="12pt" style:font-weight-asian="bold" style:font-weight-complex="bold" style:text-scale="100%"/>
    </style:style>
    <style:style style:name="P30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fo:color="#000000" style:font-name="DejaVu Serif" fo:font-size="12pt" fo:letter-spacing="normal" fo:language="en" fo:country="GB" officeooo:paragraph-rsid="003f41cf" style:font-size-asian="12pt" style:text-scale="100%"/>
    </style:style>
    <style:style style:name="P31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fo:color="#000000" style:font-name="DejaVu Serif" fo:font-size="12pt" fo:letter-spacing="normal" fo:language="en" fo:country="GB" fo:font-weight="normal" officeooo:rsid="0039ba0d" officeooo:paragraph-rsid="0039ba0d" style:font-size-asian="12pt" style:font-weight-asian="normal" style:font-weight-complex="normal" style:text-scale="100%"/>
    </style:style>
    <style:style style:name="P32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fo:color="#000000" style:font-name="DejaVu Serif" fo:font-size="12pt" fo:letter-spacing="normal" fo:language="en" fo:country="GB" fo:font-weight="normal" officeooo:rsid="0039ba0d" officeooo:paragraph-rsid="003f41cf" style:font-size-asian="12pt" style:font-weight-asian="normal" style:font-weight-complex="normal" style:text-scale="100%"/>
    </style:style>
    <style:style style:name="P33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fo:color="#000000" style:font-name="DejaVu Serif" fo:font-size="12pt" fo:letter-spacing="normal" fo:language="en" fo:country="GB" fo:font-weight="normal" officeooo:rsid="0039ba0d" officeooo:paragraph-rsid="0041d830" style:font-size-asian="12pt" style:font-weight-asian="normal" style:font-weight-complex="normal" style:text-scale="100%"/>
    </style:style>
    <style:style style:name="P34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fo:color="#000000" style:font-name="DejaVu Serif" fo:font-size="12pt" fo:letter-spacing="normal" fo:language="en" fo:country="GB" fo:font-weight="normal" officeooo:rsid="0039ba0d" officeooo:paragraph-rsid="004360e3" style:font-size-asian="12pt" style:font-weight-asian="normal" style:font-weight-complex="normal" style:text-scale="100%"/>
    </style:style>
    <style:style style:name="P35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fo:color="#000000" style:font-name="DejaVu Serif" fo:font-size="12pt" fo:letter-spacing="normal" fo:language="en" fo:country="GB" fo:font-weight="normal" officeooo:rsid="00413d5b" officeooo:paragraph-rsid="00413d5b" style:font-size-asian="12pt" style:font-weight-asian="normal" style:font-weight-complex="normal" style:text-scale="100%"/>
    </style:style>
    <style:style style:name="P36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fo:color="#000000" style:font-name="DejaVu Serif" fo:font-size="12pt" fo:letter-spacing="normal" fo:language="en" fo:country="GB" fo:font-weight="normal" officeooo:rsid="0041d830" officeooo:paragraph-rsid="0041d830" style:font-size-asian="12pt" style:font-weight-asian="normal" style:font-weight-complex="normal" style:text-scale="100%"/>
    </style:style>
    <style:style style:name="P37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fo:color="#000000" style:font-name="DejaVu Serif" fo:font-size="12pt" fo:letter-spacing="normal" fo:language="en" fo:country="GB" fo:font-weight="normal" officeooo:rsid="00522dc9" officeooo:paragraph-rsid="00522dc9" style:font-size-asian="12pt" style:font-weight-asian="normal" style:font-weight-complex="normal" style:text-scale="100%"/>
    </style:style>
    <style:style style:name="P38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fo:color="#000000" style:font-name="DejaVu Serif" fo:font-size="12pt" fo:letter-spacing="normal" fo:language="en" fo:country="GB" fo:font-weight="normal" officeooo:rsid="0054f69a" officeooo:paragraph-rsid="00593d88" style:font-size-asian="12pt" style:font-weight-asian="normal" style:font-weight-complex="normal" style:text-scale="100%"/>
    </style:style>
    <style:style style:name="P39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fo:color="#000000" style:font-name="DejaVu Serif" fo:font-size="12pt" fo:letter-spacing="normal" fo:language="en" fo:country="GB" fo:font-weight="normal" officeooo:rsid="0054f69a" officeooo:paragraph-rsid="006beb37" style:font-size-asian="12pt" style:font-weight-asian="normal" style:font-weight-complex="normal" style:text-scale="100%"/>
    </style:style>
    <style:style style:name="P40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fo:color="#000000" style:font-name="Liberation Mono" fo:font-size="10pt" fo:letter-spacing="normal" fo:language="en" fo:country="GB" fo:font-weight="normal" officeooo:rsid="003eba62" officeooo:paragraph-rsid="0041d830" style:font-name-asian="NSimSun1" style:font-size-asian="10pt" style:font-weight-asian="normal" style:font-name-complex="Liberation Mono" style:font-size-complex="10pt" style:font-weight-complex="normal" style:text-scale="100%"/>
    </style:style>
    <style:style style:name="P41" style:family="paragraph" style:parent-style-name="Standard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fo:color="#000000" style:font-name="Liberation Mono" fo:font-size="10pt" fo:letter-spacing="normal" fo:language="en" fo:country="GB" fo:font-weight="normal" officeooo:rsid="003eba62" officeooo:paragraph-rsid="0054032a" style:font-name-asian="NSimSun1" style:font-size-asian="10pt" style:font-weight-asian="normal" style:font-name-complex="Liberation Mono" style:font-size-complex="10pt" style:font-weight-complex="normal" style:text-scale="100%"/>
    </style:style>
    <style:style style:name="P42" style:family="paragraph" style:parent-style-name="Preformatted_20_Text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fo:color="#000000" style:font-name="DejaVu Serif" fo:font-size="12pt" fo:letter-spacing="normal" fo:language="en" fo:country="GB" fo:font-weight="normal" officeooo:rsid="0041d830" officeooo:paragraph-rsid="0041d830" style:font-size-asian="12pt" style:font-weight-asian="normal" style:font-weight-complex="normal" style:text-scale="100%"/>
    </style:style>
    <style:style style:name="P43" style:family="paragraph" style:parent-style-name="Preformatted_20_Text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 fo:break-before="page"/>
      <style:text-properties fo:color="#000000" style:font-name="DejaVu Serif" fo:font-size="12pt" fo:letter-spacing="normal" fo:language="en" fo:country="GB" fo:font-weight="normal" officeooo:rsid="004c8186" officeooo:paragraph-rsid="004c8186" style:font-size-asian="12pt" style:font-weight-asian="normal" style:font-weight-complex="normal" style:text-scale="100%"/>
    </style:style>
    <style:style style:name="P44" style:family="paragraph" style:parent-style-name="Preformatted_20_Text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 fo:break-before="page"/>
      <style:text-properties fo:color="#000000" style:font-name="DejaVu Serif" fo:font-size="12pt" fo:letter-spacing="normal" fo:language="en" fo:country="GB" fo:font-weight="normal" officeooo:rsid="004c8186" officeooo:paragraph-rsid="006ec0d9" style:font-size-asian="12pt" style:font-weight-asian="normal" style:font-weight-complex="normal" style:text-scale="100%"/>
    </style:style>
    <style:style style:name="P45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fo:color="#000000" style:font-name="DejaVu Serif" fo:font-size="12pt" fo:letter-spacing="normal" fo:language="en" fo:country="GB" fo:font-weight="normal" officeooo:rsid="0041d830" officeooo:paragraph-rsid="0047794a" style:font-size-asian="12pt" style:font-weight-asian="normal" style:font-weight-complex="normal" style:text-scale="100%"/>
    </style:style>
    <style:style style:name="P46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fo:color="#000000" style:font-name="Liberation Mono" fo:font-size="10pt" fo:letter-spacing="normal" fo:language="en" fo:country="GB" fo:font-weight="normal" officeooo:rsid="0041d830" officeooo:paragraph-rsid="0047794a" style:font-name-asian="NSimSun1" style:font-size-asian="10pt" style:font-weight-asian="normal" style:font-name-complex="Liberation Mono" style:font-size-complex="10pt" style:font-weight-complex="normal" style:text-scale="100%"/>
    </style:style>
    <style:style style:name="P47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/>
      <style:text-properties fo:color="#000000" style:font-name="DejaVu Serif" fo:font-size="12pt" fo:letter-spacing="normal" fo:language="en" fo:country="GB" fo:font-weight="normal" officeooo:rsid="0041d830" officeooo:paragraph-rsid="0047794a" style:font-size-asian="12pt" style:font-weight-asian="normal" style:font-weight-complex="normal" style:text-scale="100%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fo:color="#000000" style:font-name="Consolas" fo:font-size="10pt" fo:letter-spacing="normal" fo:language="en" fo:country="GB" fo:font-weight="normal" officeooo:rsid="003eba62" officeooo:paragraph-rsid="0041d830" style:font-size-asian="10pt" style:font-weight-asian="normal" style:font-weight-complex="normal" style:text-scale="100%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0.422cm" fo:text-align="start" style:justify-single-word="false" fo:orphans="0" fo:widows="0" fo:text-indent="0cm" style:auto-text-indent="false"/>
      <style:text-properties fo:color="#000000" style:font-name="Consolas" fo:font-size="10pt" style:font-size-asian="10pt" style:text-scale="100%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0.413cm" fo:text-align="justify" style:justify-single-word="false" fo:orphans="0" fo:widows="0" fo:text-indent="0cm" style:auto-text-indent="false"/>
      <style:text-properties fo:color="#000000" style:font-name="Consolas" fo:font-size="10pt" style:font-size-asian="10pt" style:text-scale="100%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fo:color="#000000" style:font-name="Liberation Mono" fo:font-size="10pt" fo:letter-spacing="normal" fo:language="en" fo:country="GB" fo:font-weight="normal" officeooo:rsid="003eba62" officeooo:paragraph-rsid="0047794a" style:font-name-asian="NSimSun1" style:font-size-asian="10pt" style:font-weight-asian="normal" style:font-name-complex="Liberation Mono" style:font-size-complex="10pt" style:font-weight-complex="normal" style:text-scale="100%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fo:color="#000000" style:font-name="Liberation Mono" fo:font-size="10pt" fo:letter-spacing="normal" fo:language="en" fo:country="GB" fo:font-weight="normal" officeooo:rsid="003eba62" officeooo:paragraph-rsid="00522dc9" style:font-name-asian="NSimSun1" style:font-size-asian="10pt" style:font-weight-asian="normal" style:font-name-complex="Liberation Mono" style:font-size-complex="10pt" style:font-weight-complex="normal" style:text-scale="100%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>
        <style:tab-stops>
          <style:tab-stop style:position="4.71cm"/>
        </style:tab-stops>
      </style:paragraph-properties>
      <style:text-properties fo:color="#000000" style:font-name="Liberation Mono" fo:font-size="10pt" fo:letter-spacing="normal" fo:language="en" fo:country="GB" fo:font-weight="normal" officeooo:rsid="003eba62" officeooo:paragraph-rsid="00522dc9" style:font-name-asian="NSimSun1" style:font-size-asian="10pt" style:font-weight-asian="normal" style:font-name-complex="Liberation Mono" style:font-size-complex="10pt" style:font-weight-complex="normal" style:text-scale="100%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>
        <style:tab-stops>
          <style:tab-stop style:position="4.71cm"/>
        </style:tab-stops>
      </style:paragraph-properties>
      <style:text-properties fo:color="#000000" style:font-name="Liberation Mono" fo:font-size="10pt" fo:letter-spacing="normal" fo:language="en" fo:country="GB" fo:font-weight="normal" officeooo:rsid="003eba62" officeooo:paragraph-rsid="0047794a" style:font-name-asian="NSimSun1" style:font-size-asian="10pt" style:font-weight-asian="normal" style:font-name-complex="Liberation Mono" style:font-size-complex="10pt" style:font-weight-complex="normal" style:text-scale="100%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fo:color="#000000" style:font-name="DejaVu Serif" fo:font-size="12pt" fo:letter-spacing="normal" fo:language="en" fo:country="GB" fo:font-weight="normal" officeooo:rsid="004c8186" style:font-size-asian="12pt" style:font-weight-asian="normal" style:font-weight-complex="normal" style:text-scale="100%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fo:color="#000000" style:font-name="DejaVu Serif" fo:font-size="12pt" fo:letter-spacing="normal" fo:language="en" fo:country="GB" fo:font-weight="normal" officeooo:rsid="004c8186" officeooo:paragraph-rsid="00721f6e" style:font-size-asian="12pt" style:font-weight-asian="normal" style:font-weight-complex="normal" style:text-scale="100%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fo:color="#000000" style:font-name="DejaVu Serif" fo:font-size="12pt" fo:letter-spacing="normal" fo:language="en" fo:country="GB" fo:font-weight="normal" officeooo:rsid="006ec0d9" officeooo:paragraph-rsid="006ec0d9" style:font-size-asian="12pt" style:font-weight-asian="normal" style:font-weight-complex="normal" style:text-scale="100%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fo:color="#000000" style:font-name="DejaVu Serif" fo:font-size="12pt" fo:letter-spacing="normal" fo:language="en" fo:country="GB" fo:font-weight="normal" officeooo:rsid="0070a2cd" officeooo:paragraph-rsid="0070a2cd" style:font-size-asian="12pt" style:font-weight-asian="normal" style:font-weight-complex="normal" style:text-scale="100%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fo:color="#000000" style:font-name="DejaVu Serif" fo:font-size="12pt" fo:letter-spacing="normal" fo:language="en" fo:country="GB" fo:font-weight="normal" officeooo:rsid="00721f6e" officeooo:paragraph-rsid="00721f6e" style:font-size-asian="12pt" style:font-weight-asian="normal" style:font-weight-complex="normal" style:text-scale="100%"/>
    </style:style>
    <style:style style:name="P60" style:family="paragraph" style:parent-style-name="Preformatted_20_Text">
      <style:paragraph-properties fo:margin-left="0cm" fo:margin-right="0cm" fo:margin-top="0cm" fo:margin-bottom="0.499cm" loext:contextual-spacing="false" fo:line-height="100%" fo:text-align="start" style:justify-single-word="false" fo:orphans="0" fo:widows="0" fo:text-indent="0cm" style:auto-text-indent="false"/>
      <style:text-properties fo:color="#000000" style:font-name="Liberation Mono" fo:font-size="10pt" fo:letter-spacing="normal" fo:language="en" fo:country="GB" fo:font-weight="normal" officeooo:rsid="003eba62" officeooo:paragraph-rsid="00522dc9" style:font-name-asian="NSimSun1" style:font-size-asian="10pt" style:font-weight-asian="normal" style:font-name-complex="Liberation Mono" style:font-size-complex="10pt" style:font-weight-complex="normal" style:text-scale="100%"/>
    </style:style>
    <style:style style:name="P61" style:family="paragraph" style:parent-style-name="Preformatted_20_Text">
      <style:paragraph-properties fo:margin-top="0cm" fo:margin-bottom="0.499cm" loext:contextual-spacing="false"/>
    </style:style>
    <style:style style:name="P62" style:family="paragraph" style:parent-style-name="Preformatted_20_Text">
      <style:text-properties style:font-name="Liberation Mono" fo:font-size="10pt" officeooo:paragraph-rsid="00522dc9" style:font-name-asian="NSimSun1" style:font-size-asian="10pt" style:font-name-complex="Liberation Mono" style:font-size-complex="10pt"/>
    </style:style>
    <style:style style:name="P6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fo:font-style="italic" style:font-style-asian="italic"/>
    </style:style>
    <style:style style:name="P66" style:family="paragraph" style:parent-style-name="Standard" style:list-style-name="L1">
      <style:paragraph-properties fo:margin-left="0cm" fo:margin-right="0cm" fo:margin-top="0cm" fo:margin-bottom="0.199cm" loext:contextual-spacing="false" fo:line-height="100%" fo:text-align="start" style:justify-single-word="false" fo:orphans="0" fo:widows="0" fo:text-indent="0cm" style:auto-text-indent="false"/>
      <style:text-properties fo:language="en" fo:country="GB" officeooo:rsid="0025397e" officeooo:paragraph-rsid="003c4fdd"/>
    </style:style>
    <style:style style:name="T1" style:family="text">
      <style:text-properties fo:font-variant="normal" fo:text-transform="none" fo:color="#1155cc" style:text-line-through-style="none" style:text-line-through-type="none" style:text-underline-style="solid" style:text-underline-width="auto" style:text-underline-color="font-color" style:text-blinking="false" fo:background-color="transparent" loext:char-shading-value="0" loext:padding="0cm" loext:border="none"/>
    </style:style>
    <style:style style:name="T2" style:family="text">
      <style:text-properties officeooo:rsid="0066f6a1"/>
    </style:style>
    <style:style style:name="T3" style:family="text">
      <style:text-properties officeooo:rsid="005748c7"/>
    </style:style>
    <style:style style:name="T4" style:family="text">
      <style:text-properties officeooo:rsid="00505878"/>
    </style:style>
    <style:style style:name="T5" style:family="text">
      <style:text-properties fo:color="#000000" style:font-name="DejaVu Serif" fo:font-size="12pt" style:font-size-asian="12pt" style:text-scale="100%"/>
    </style:style>
    <style:style style:name="T6" style:family="text">
      <style:text-properties fo:color="#000000" style:font-name="DejaVu Serif" fo:font-size="12pt" officeooo:rsid="0022083e" style:font-size-asian="12pt" style:text-scale="100%"/>
    </style:style>
    <style:style style:name="T7" style:family="text">
      <style:text-properties fo:color="#000000" style:font-name="DejaVu Serif" fo:font-size="12pt" officeooo:rsid="00223e67" style:font-size-asian="12pt" style:text-scale="100%"/>
    </style:style>
    <style:style style:name="T8" style:family="text">
      <style:text-properties fo:color="#000000" style:font-name="DejaVu Serif" fo:font-size="12pt" officeooo:rsid="0022c1bb" style:font-size-asian="12pt" style:text-scale="100%"/>
    </style:style>
    <style:style style:name="T9" style:family="text">
      <style:text-properties fo:color="#000000" style:font-name="DejaVu Serif" fo:font-size="12pt" officeooo:rsid="0023d421" style:font-size-asian="12pt" style:text-scale="100%"/>
    </style:style>
    <style:style style:name="T10" style:family="text">
      <style:text-properties fo:color="#000000" style:font-name="DejaVu Serif" fo:font-size="12pt" officeooo:rsid="0025397e" style:font-size-asian="12pt" style:text-scale="100%"/>
    </style:style>
    <style:style style:name="T11" style:family="text">
      <style:text-properties fo:color="#000000" style:font-name="DejaVu Serif" fo:font-size="12pt" officeooo:rsid="002668a7" style:font-size-asian="12pt" style:text-scale="100%"/>
    </style:style>
    <style:style style:name="T12" style:family="text">
      <style:text-properties fo:color="#000000" style:font-name="DejaVu Serif" fo:font-size="12pt" officeooo:rsid="0027a902" style:font-size-asian="12pt" style:text-scale="100%"/>
    </style:style>
    <style:style style:name="T13" style:family="text">
      <style:text-properties fo:color="#000000" style:font-name="DejaVu Serif" fo:font-size="12pt" officeooo:rsid="00288a17" style:font-size-asian="12pt" style:text-scale="100%"/>
    </style:style>
    <style:style style:name="T14" style:family="text">
      <style:text-properties fo:color="#000000" style:font-name="DejaVu Serif" fo:font-size="12pt" officeooo:rsid="00341330" style:font-size-asian="12pt" style:text-scale="100%"/>
    </style:style>
    <style:style style:name="T15" style:family="text">
      <style:text-properties fo:color="#000000" style:font-name="DejaVu Serif" fo:font-size="12pt" officeooo:rsid="00386dad" style:font-size-asian="12pt" style:text-scale="100%"/>
    </style:style>
    <style:style style:name="T16" style:family="text">
      <style:text-properties fo:color="#000000" style:font-name="DejaVu Serif" fo:font-size="12pt" officeooo:rsid="003c4fdd" style:font-size-asian="12pt" style:text-scale="100%"/>
    </style:style>
    <style:style style:name="T17" style:family="text">
      <style:text-properties fo:color="#000000" style:font-name="DejaVu Serif" fo:font-size="12pt" officeooo:rsid="003fb361" style:font-size-asian="12pt" style:text-scale="100%"/>
    </style:style>
    <style:style style:name="T18" style:family="text">
      <style:text-properties fo:color="#000000" style:font-name="DejaVu Serif" fo:font-size="12pt" officeooo:rsid="004ba0e5" style:font-size-asian="12pt" style:text-scale="100%"/>
    </style:style>
    <style:style style:name="T19" style:family="text">
      <style:text-properties fo:color="#000000" style:font-name="DejaVu Serif" fo:font-size="12pt" officeooo:rsid="0059f937" style:font-size-asian="12pt" style:text-scale="100%"/>
    </style:style>
    <style:style style:name="T20" style:family="text">
      <style:text-properties fo:color="#000000" style:font-name="DejaVu Serif" fo:font-size="12pt" officeooo:rsid="005bd6b1" style:font-size-asian="12pt" style:text-scale="100%"/>
    </style:style>
    <style:style style:name="T21" style:family="text">
      <style:text-properties fo:color="#000000" style:font-name="DejaVu Serif" fo:font-size="12pt" officeooo:rsid="005c4d16" style:font-size-asian="12pt" style:text-scale="100%"/>
    </style:style>
    <style:style style:name="T22" style:family="text">
      <style:text-properties fo:color="#000000" style:font-name="DejaVu Serif" fo:font-size="12pt" style:font-size-asian="12pt" style:font-size-complex="10pt" style:text-scale="100%"/>
    </style:style>
    <style:style style:name="T23" style:family="text">
      <style:text-properties fo:color="#000000" style:font-name="DejaVu Serif" fo:font-size="12pt" officeooo:rsid="002668a7" style:font-size-asian="12pt" style:font-size-complex="10pt" style:text-scale="100%"/>
    </style:style>
    <style:style style:name="T24" style:family="text">
      <style:text-properties fo:color="#000000" style:font-name="DejaVu Serif" fo:font-size="12pt" officeooo:rsid="0027a902" style:font-size-asian="12pt" style:font-size-complex="10pt" style:text-scale="100%"/>
    </style:style>
    <style:style style:name="T25" style:family="text">
      <style:text-properties fo:color="#000000" style:font-name="DejaVu Serif" fo:font-size="12pt" fo:letter-spacing="normal" style:font-size-asian="12pt" style:text-scale="100%"/>
    </style:style>
    <style:style style:name="T26" style:family="text">
      <style:text-properties fo:color="#000000" style:font-name="DejaVu Serif" fo:font-size="12pt" fo:letter-spacing="normal" officeooo:rsid="0027a902" style:font-size-asian="12pt" style:text-scale="100%"/>
    </style:style>
    <style:style style:name="T27" style:family="text">
      <style:text-properties fo:color="#000000" style:font-name="DejaVu Serif" fo:font-size="12pt" fo:letter-spacing="normal" officeooo:rsid="00288a17" style:font-size-asian="12pt" style:text-scale="100%"/>
    </style:style>
    <style:style style:name="T28" style:family="text">
      <style:text-properties fo:color="#000000" style:font-name="DejaVu Serif" fo:font-size="12pt" fo:letter-spacing="normal" officeooo:rsid="002acdd3" style:font-size-asian="12pt" style:text-scale="100%"/>
    </style:style>
    <style:style style:name="T29" style:family="text">
      <style:text-properties fo:color="#000000" style:font-name="DejaVu Serif" fo:font-size="12pt" fo:letter-spacing="normal" officeooo:rsid="002b6daf" style:font-size-asian="12pt" style:text-scale="100%"/>
    </style:style>
    <style:style style:name="T30" style:family="text">
      <style:text-properties fo:color="#000000" style:font-name="DejaVu Serif" fo:font-size="12pt" fo:letter-spacing="normal" officeooo:rsid="0030edaf" style:font-size-asian="12pt" style:text-scale="100%"/>
    </style:style>
    <style:style style:name="T31" style:family="text">
      <style:text-properties fo:color="#000000" style:font-name="DejaVu Serif" fo:font-size="12pt" fo:letter-spacing="normal" officeooo:rsid="002dd7c0" style:font-size-asian="12pt" style:text-scale="100%"/>
    </style:style>
    <style:style style:name="T32" style:family="text">
      <style:text-properties fo:color="#000000" style:font-name="DejaVu Serif" fo:font-size="12pt" fo:letter-spacing="normal" officeooo:rsid="003eba62" style:font-size-asian="12pt" style:text-scale="100%"/>
    </style:style>
    <style:style style:name="T33" style:family="text">
      <style:text-properties fo:color="#000000" style:font-name="DejaVu Serif" fo:font-size="12pt" fo:letter-spacing="normal" officeooo:rsid="0059f937" style:font-size-asian="12pt" style:text-scale="100%"/>
    </style:style>
    <style:style style:name="T34" style:family="text">
      <style:text-properties fo:color="#000000" style:font-name="DejaVu Serif" fo:font-size="12pt" fo:letter-spacing="normal" officeooo:rsid="006119b2" style:font-size-asian="12pt" style:text-scale="100%"/>
    </style:style>
    <style:style style:name="T35" style:family="text">
      <style:text-properties fo:color="#000000" style:font-name="DejaVu Serif" fo:font-size="12pt" fo:letter-spacing="normal" officeooo:rsid="00636222" style:font-size-asian="12pt" style:text-scale="100%"/>
    </style:style>
    <style:style style:name="T36" style:family="text">
      <style:text-properties fo:color="#000000" style:font-name="DejaVu Serif" fo:font-size="12pt" fo:letter-spacing="normal" officeooo:rsid="0068d693" style:font-size-asian="12pt" style:text-scale="100%"/>
    </style:style>
    <style:style style:name="T37" style:family="text">
      <style:text-properties fo:color="#000000" style:font-name="DejaVu Serif" fo:font-size="12pt" fo:letter-spacing="normal" fo:font-style="italic" style:font-size-asian="12pt" style:font-style-asian="italic" style:text-scale="100%"/>
    </style:style>
    <style:style style:name="T38" style:family="text">
      <style:text-properties fo:color="#000000" style:font-name="DejaVu Serif" fo:font-size="12pt" fo:letter-spacing="normal" fo:language="en" fo:country="GB" officeooo:rsid="00288a17" style:font-size-asian="12pt" style:text-scale="100%"/>
    </style:style>
    <style:style style:name="T39" style:family="text">
      <style:text-properties fo:color="#000000" style:font-name="DejaVu Serif" fo:font-size="12pt" fo:letter-spacing="normal" fo:language="en" fo:country="GB" officeooo:rsid="002668a7" style:font-size-asian="12pt" style:text-scale="100%"/>
    </style:style>
    <style:style style:name="T40" style:family="text">
      <style:text-properties fo:color="#000000" style:font-name="DejaVu Serif" fo:font-size="12pt" fo:letter-spacing="normal" fo:language="en" fo:country="GB" officeooo:rsid="0025397e" style:font-size-asian="12pt" style:text-scale="100%"/>
    </style:style>
    <style:style style:name="T41" style:family="text">
      <style:text-properties fo:color="#000000" style:font-name="DejaVu Serif" fo:font-size="12pt" fo:letter-spacing="normal" fo:language="en" fo:country="GB" officeooo:rsid="002b6daf" style:font-size-asian="12pt" style:text-scale="100%"/>
    </style:style>
    <style:style style:name="T42" style:family="text">
      <style:text-properties fo:color="#000000" style:font-name="DejaVu Serif" fo:font-size="12pt" fo:letter-spacing="normal" fo:language="en" fo:country="GB" officeooo:rsid="002acdd3" style:font-size-asian="12pt" style:text-scale="100%"/>
    </style:style>
    <style:style style:name="T43" style:family="text">
      <style:text-properties fo:color="#000000" style:font-name="DejaVu Serif" fo:font-size="12pt" fo:letter-spacing="normal" fo:language="en" fo:country="GB" officeooo:rsid="00341330" style:font-size-asian="12pt" style:text-scale="100%"/>
    </style:style>
    <style:style style:name="T44" style:family="text">
      <style:text-properties fo:color="#000000" style:font-name="DejaVu Serif" fo:font-size="12pt" fo:letter-spacing="normal" fo:language="en" fo:country="GB" officeooo:rsid="00344b18" style:font-size-asian="12pt" style:text-scale="100%"/>
    </style:style>
    <style:style style:name="T45" style:family="text">
      <style:text-properties fo:color="#000000" style:font-name="DejaVu Serif" fo:font-size="12pt" fo:letter-spacing="normal" fo:language="en" fo:country="GB" officeooo:rsid="003da922" style:font-size-asian="12pt" style:text-scale="100%"/>
    </style:style>
    <style:style style:name="T46" style:family="text">
      <style:text-properties fo:color="#000000" style:font-name="DejaVu Serif" fo:font-size="12pt" fo:letter-spacing="normal" fo:language="en" fo:country="GB" officeooo:rsid="0059f937" style:font-size-asian="12pt" style:text-scale="100%"/>
    </style:style>
    <style:style style:name="T47" style:family="text">
      <style:text-properties fo:color="#000000" style:font-name="DejaVu Serif" fo:font-size="12pt" fo:letter-spacing="normal" fo:language="en" fo:country="GB" officeooo:rsid="00636222" style:font-size-asian="12pt" style:text-scale="100%"/>
    </style:style>
    <style:style style:name="T48" style:family="text">
      <style:text-properties fo:color="#000000" style:font-name="DejaVu Serif" fo:font-size="12pt" fo:letter-spacing="normal" fo:language="en" fo:country="GB" fo:font-weight="bold" officeooo:rsid="002d99ff" style:font-size-asian="12pt" style:font-weight-asian="bold" style:font-weight-complex="bold" style:text-scale="100%"/>
    </style:style>
    <style:style style:name="T49" style:family="text">
      <style:text-properties fo:color="#000000" style:font-name="DejaVu Serif" fo:font-size="12pt" fo:letter-spacing="normal" fo:language="en" fo:country="GB" fo:font-weight="bold" officeooo:rsid="002668a7" style:font-size-asian="12pt" style:font-weight-asian="bold" style:font-weight-complex="bold" style:text-scale="100%"/>
    </style:style>
    <style:style style:name="T50" style:family="text">
      <style:text-properties fo:color="#000000" style:font-name="DejaVu Serif" fo:font-size="12pt" fo:letter-spacing="normal" fo:language="en" fo:country="GB" fo:font-weight="bold" officeooo:rsid="0025397e" style:font-size-asian="12pt" style:font-weight-asian="bold" style:font-weight-complex="bold" style:text-scale="100%"/>
    </style:style>
    <style:style style:name="T51" style:family="text">
      <style:text-properties fo:color="#000000" style:font-name="DejaVu Serif" fo:font-size="12pt" fo:language="en" fo:country="GB" officeooo:rsid="00330f86" style:font-size-asian="12pt" style:text-scale="100%"/>
    </style:style>
    <style:style style:name="T52" style:family="text">
      <style:text-properties fo:color="#000000" style:font-name="DejaVu Serif" fo:font-size="12pt" fo:language="en" fo:country="GB" officeooo:rsid="00341330" style:font-size-asian="12pt" style:text-scale="100%"/>
    </style:style>
    <style:style style:name="T53" style:family="text">
      <style:text-properties fo:color="#000000" style:font-name="DejaVu Serif" fo:font-size="12pt" fo:language="en" fo:country="GB" officeooo:rsid="003b53ab" style:font-size-asian="12pt" style:text-scale="100%"/>
    </style:style>
    <style:style style:name="T54" style:family="text">
      <style:text-properties fo:color="#000000" style:font-name="DejaVu Serif" fo:font-size="12pt" fo:language="en" fo:country="GB" officeooo:rsid="003c4fdd" style:font-size-asian="12pt" style:text-scale="100%"/>
    </style:style>
    <style:style style:name="T55" style:family="text">
      <style:text-properties fo:color="#000000" style:font-name="DejaVu Serif" fo:font-size="12pt" fo:language="en" fo:country="GB" officeooo:rsid="00636222" style:font-size-asian="12pt" style:text-scale="100%"/>
    </style:style>
    <style:style style:name="T56" style:family="text">
      <style:text-properties fo:color="#000000" style:font-name="DejaVu Serif" fo:font-size="12pt" fo:font-style="italic" style:font-size-asian="12pt" style:font-style-asian="italic" style:font-style-complex="italic" style:text-scale="100%"/>
    </style:style>
    <style:style style:name="T57" style:family="text">
      <style:text-properties fo:color="#000000" style:font-name="DejaVu Serif" fo:font-size="10pt" style:font-size-asian="10pt" style:font-size-complex="10pt" style:text-scale="100%"/>
    </style:style>
    <style:style style:name="T58" style:family="text">
      <style:text-properties fo:color="#000000" style:font-name="DejaVu Serif" fo:font-size="10pt" officeooo:rsid="0027a902" style:font-size-asian="10pt" style:font-size-complex="10pt" style:text-scale="100%"/>
    </style:style>
    <style:style style:name="T59" style:family="text">
      <style:text-properties fo:color="#000000" style:font-name="DejaVu Serif" fo:font-size="10pt" officeooo:rsid="002b6daf" style:font-size-asian="10pt" style:font-size-complex="10pt" style:text-scale="100%"/>
    </style:style>
    <style:style style:name="T60" style:family="text">
      <style:text-properties fo:color="#000000" fo:letter-spacing="normal" fo:language="en" fo:country="GB" fo:font-weight="normal" officeooo:rsid="0047794a" style:font-weight-asian="normal" style:font-weight-complex="normal" style:text-scale="100%"/>
    </style:style>
    <style:style style:name="T61" style:family="text">
      <style:text-properties fo:color="#000000" fo:letter-spacing="normal" fo:language="en" fo:country="GB" fo:font-weight="normal" officeooo:rsid="003eba62" style:font-weight-asian="normal" style:font-weight-complex="normal" style:text-scale="100%"/>
    </style:style>
    <style:style style:name="T62" style:family="text">
      <style:text-properties fo:color="#000000" fo:letter-spacing="normal" fo:language="en" fo:country="GB" fo:font-weight="normal" officeooo:rsid="0049a4ee" style:font-weight-asian="normal" style:font-weight-complex="normal" style:text-scale="100%"/>
    </style:style>
    <style:style style:name="T63" style:family="text">
      <style:text-properties fo:letter-spacing="normal" fo:font-weight="bold" style:font-weight-asian="bold" style:font-weight-complex="bold"/>
    </style:style>
    <style:style style:name="T64" style:family="text">
      <style:text-properties fo:letter-spacing="normal" fo:font-weight="bold" officeooo:rsid="0039ba0d" style:font-weight-asian="bold" style:font-weight-complex="bold"/>
    </style:style>
    <style:style style:name="T65" style:family="text">
      <style:text-properties fo:letter-spacing="normal" fo:font-weight="bold" officeooo:rsid="003f41cf" style:font-weight-asian="bold" style:font-weight-complex="bold"/>
    </style:style>
    <style:style style:name="T66" style:family="text">
      <style:text-properties fo:letter-spacing="normal" fo:font-weight="bold" officeooo:rsid="003fb361" style:font-weight-asian="bold" style:font-weight-complex="bold"/>
    </style:style>
    <style:style style:name="T67" style:family="text">
      <style:text-properties fo:letter-spacing="normal" fo:font-weight="bold" officeooo:rsid="0055f432" style:font-weight-asian="bold" style:font-weight-complex="bold"/>
    </style:style>
    <style:style style:name="T68" style:family="text">
      <style:text-properties fo:letter-spacing="normal" fo:font-weight="bold" officeooo:rsid="0054f69a" style:font-weight-asian="bold" style:font-weight-complex="bold"/>
    </style:style>
    <style:style style:name="T69" style:family="text">
      <style:text-properties fo:letter-spacing="normal" fo:font-weight="bold" officeooo:rsid="00636222" style:font-weight-asian="bold" style:font-weight-complex="bold"/>
    </style:style>
    <style:style style:name="T70" style:family="text">
      <style:text-properties officeooo:rsid="00203b68"/>
    </style:style>
    <style:style style:name="T71" style:family="text">
      <style:text-properties officeooo:rsid="0038e65f"/>
    </style:style>
    <style:style style:name="T72" style:family="text">
      <style:text-properties officeooo:rsid="003eba62"/>
    </style:style>
    <style:style style:name="T73" style:family="text">
      <style:text-properties officeooo:rsid="003f41cf"/>
    </style:style>
    <style:style style:name="T74" style:family="text">
      <style:text-properties fo:color="#0000ff" style:font-name="Arial Narrow" fo:font-size="10pt" style:font-size-asian="10pt"/>
    </style:style>
    <style:style style:name="T75" style:family="text">
      <style:text-properties fo:color="#0000ff" style:font-name="Calibri" fo:font-size="10pt" style:font-size-asian="10pt"/>
    </style:style>
    <style:style style:name="T76" style:family="text">
      <style:text-properties fo:color="#0000ff" style:font-name="Consolas" fo:font-size="10pt" style:font-size-asian="10pt"/>
    </style:style>
    <style:style style:name="T77" style:family="text">
      <style:text-properties fo:color="#800000" style:font-name="Arial Narrow" fo:font-size="10pt" style:font-size-asian="10pt"/>
    </style:style>
    <style:style style:name="T78" style:family="text">
      <style:text-properties fo:color="#800000" style:font-name="Calibri" fo:font-size="10pt" style:font-size-asian="10pt"/>
    </style:style>
    <style:style style:name="T79" style:family="text">
      <style:text-properties style:font-name="Arial Narrow" fo:font-size="10pt" style:font-size-asian="10pt"/>
    </style:style>
    <style:style style:name="T80" style:family="text">
      <style:text-properties style:font-name="Consolas" fo:font-size="10pt" style:font-size-asian="10pt"/>
    </style:style>
    <style:style style:name="T81" style:family="text">
      <style:text-properties fo:color="#ff0000" style:font-name="Calibri" fo:font-size="10pt" style:font-size-asian="10pt"/>
    </style:style>
    <style:style style:name="T82" style:family="text">
      <style:text-properties style:font-name="Calibri" fo:font-size="10pt" style:font-size-asian="10pt"/>
    </style:style>
    <style:style style:name="T83" style:family="text">
      <style:text-properties style:font-name="Times New Roman" fo:font-size="10pt" style:font-size-asian="10pt"/>
    </style:style>
    <style:style style:name="T84" style:family="text">
      <style:text-properties style:font-name="Liberation Mono" fo:font-size="10pt" style:font-name-asian="NSimSun1" style:font-size-asian="10pt" style:font-name-complex="Liberation Mono" style:font-size-complex="10pt"/>
    </style:style>
    <style:style style:name="T85" style:family="text">
      <style:text-properties fo:color="#000080" style:font-name="Liberation Mono" fo:font-size="10pt" fo:language="zxx" fo:country="none" style:text-underline-style="solid" style:text-underline-width="auto" style:text-underline-color="font-color" style:font-name-asian="NSimSun1" style:font-size-asian="10pt" style:language-asian="zxx" style:country-asian="none" style:font-name-complex="Liberation Mono" style:font-size-complex="10pt" style:language-complex="zxx" style:country-complex="none"/>
    </style:style>
    <style:style style:name="T86" style:family="text">
      <style:text-properties officeooo:rsid="00522dc9"/>
    </style:style>
    <style:style style:name="T87" style:family="text">
      <style:text-properties officeooo:rsid="0054032a"/>
    </style:style>
    <style:style style:name="T88" style:family="text">
      <style:text-properties officeooo:rsid="0055f432"/>
    </style:style>
    <style:style style:name="T89" style:family="text">
      <style:text-properties officeooo:rsid="00593d88"/>
    </style:style>
    <style:style style:name="T90" style:family="text">
      <style:text-properties fo:font-size="10pt" officeooo:rsid="002b6daf" style:font-size-asian="10pt" style:font-size-complex="10pt"/>
    </style:style>
    <style:style style:name="T91" style:family="text">
      <style:text-properties fo:font-size="10pt" officeooo:rsid="0027a902" style:font-size-asian="10pt" style:font-size-complex="10pt"/>
    </style:style>
    <style:style style:name="T92" style:family="text">
      <style:text-properties style:font-size-complex="10pt"/>
    </style:style>
    <style:style style:name="T93" style:family="text">
      <style:text-properties officeooo:rsid="00593d88" style:font-size-complex="10pt"/>
    </style:style>
    <style:style style:name="T94" style:family="text">
      <style:text-properties officeooo:rsid="00636222"/>
    </style:style>
    <style:style style:name="T95" style:family="text">
      <style:text-properties officeooo:rsid="006a20f5"/>
    </style:style>
    <style:style style:name="T96" style:family="text">
      <style:text-properties officeooo:rsid="006beb37"/>
    </style:style>
    <style:style style:name="T97" style:family="text">
      <style:text-properties officeooo:rsid="006db0a4"/>
    </style:style>
    <style:style style:name="T98" style:family="text">
      <style:text-properties officeooo:rsid="00721f6e"/>
    </style:style>
    <style:style style:name="T99" style:family="text">
      <style:text-properties officeooo:rsid="007277bf"/>
    </style:style>
    <style:style style:name="T100" style:family="text">
      <style:text-properties officeooo:rsid="00747b5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8">T</text:span><text:span text:style-name="T6">he </text:span><text:span text:style-name="T9">specification for the </text:span><text:span text:style-name="T6">location of LOBs </text:span><text:span text:style-name="T9">according to SIARD</text:span></text:p>
      <text:p text:style-name="P15"><text:span text:style-name="T5">The </text:span><text:span text:style-name="T9">specification for the </text:span><text:span text:style-name="T5">location of LOBs (large objects) </text:span><text:span text:style-name="T9">according to the </text:span><text:span text:style-name="T5">SIARD File Format </text:span><text:span text:style-name="T9">specification version 2.1 </text:span><text:span text:style-name="T11">(</text:span><text:span text:style-name="T9">and 2.2</text:span><text:span text:style-name="T11">)</text:span><text:span text:style-name="T9"> can appear s</text:span><text:span text:style-name="T5">omew</text:span><text:span text:style-name="T9">hat complex, which is mostly due to its </text:span><text:span text:style-name="T5">flexibility </text:span><text:span text:style-name="T9">and backwards compatibility.</text:span></text:p>
      <text:p text:style-name="P12"><text:span text:style-name="T9">In order to </text:span><text:span text:style-name="T10">clarify </text:span><text:span text:style-name="T9">the </text:span><text:span text:style-name="T10">understanding of the locations of LOBs according to SIARD the document <text:s/></text:span><text:span text:style-name="T5">”</text:span><text:span text:style-name="T7">L</text:span><text:span text:style-name="T5">OB folder handling” Feb. 1st, 2018 </text:span><text:span text:style-name="T10">was written by </text:span><text:span text:style-name="T5">Hartwig Thomas, </text:span><text:span text:style-name="T7">Enter AG </text:span><text:span text:style-name="T6">on behal</text:span><text:span text:style-name="T7">f</text:span><text:span text:style-name="T6"> of the SFA.</text:span></text:p>
      <text:p text:style-name="P17"><text:span text:style-name="T6">I</text:span><text:span text:style-name="T5">t states that : “The LOB (large object) folder handling in SIARD Format 2.1 needs to be clarified and illustrated with some examples.”</text:span></text:p>
      <text:p text:style-name="P17"><text:span text:style-name="T5">The specification of the SIARD File Format version 2.2 is based on version 2.1 and the clarifying documen</text:span><text:span text:style-name="T12">t.</text:span></text:p>
      <text:p text:style-name="P27">Based on the above mentioned clarifying document and specifications the DILCIS Board states the following regarding the location of LOBs:</text:p>
      <text:p text:style-name="P16"><text:span text:style-name="T9">T</text:span><text:span text:style-name="T5">he location of LOB</text:span><text:span text:style-name="T17">s</text:span><text:span text:style-name="T5"> is specified at three levels: </text:span></text:p>
      <text:list xml:id="list786996965" text:style-name="L1">
        <text:list-item>
          <text:p text:style-name="P66"><text:span text:style-name="T11">c</text:span><text:span text:style-name="T5">ell</text:span><text:span text:style-name="T5"><text:note text:id="ftn1" text:note-class="footnote"><text:note-citation>1</text:note-citation><text:note-body><text:p text:style-name="P3">the intersection of a column and a row</text:p></text:note-body></text:note></text:span><text:span text:style-name="T5"> </text:span><text:span text:style-name="T15">l</text:span><text:span text:style-name="T5">evel - </text:span><text:span text:style-name="T59">SIARD-2.2: </text:span><text:span text:style-name="T57">6.2 Large object data cells </text:span></text:p>
        </text:list-item>
        <text:list-item>
          <text:p text:style-name="P66"><text:span text:style-name="T23">c</text:span><text:span text:style-name="T22">olumn </text:span><text:span text:style-name="T23">l</text:span><text:span text:style-name="T22">evel </text:span><text:span text:style-name="T24">(aka ‘local level’) – </text:span><text:span text:style-name="T59">SIARD-2.2: </text:span><text:span text:style-name="T58">5.6 Column level metadata</text:span></text:p>
        </text:list-item>
        <text:list-item>
          <text:p text:style-name="P66"><text:span text:style-name="T11">d</text:span><text:span text:style-name="T5">atabase </text:span><text:span text:style-name="T11">level </text:span><text:span text:style-name="T12">(aka ‘global level’) </text:span><text:span text:style-name="T58">– </text:span><text:span text:style-name="T59">SIARD-2.2: </text:span><text:span text:style-name="T58">5.1 Database level metadata</text:span></text:p>
        </text:list-item>
      </text:list>
      <text:p text:style-name="P22"><text:span text:style-name="T51">Locations can </text:span><text:span text:style-name="T52">be in</text:span><text:span text:style-name="T55">side</text:span><text:span text:style-name="T52"> (inside the SIARD file) or </text:span><text:span text:style-name="T55">outside</text:span><text:span text:style-name="T52">.</text:span></text:p>
      <text:p text:style-name="P22"><text:span text:style-name="T52">T</text:span><text:span text:style-name="T53">he column level </text:span><text:span text:style-name="T54">and the </text:span><text:span text:style-name="T53">database level is for </text:span><text:span text:style-name="T55">outside </text:span><text:span text:style-name="T53">location (</text:span><text:span text:style-name="T55">that is </text:span><text:span text:style-name="T53">outside the SIARD fi</text:span><text:span text:style-name="T54">le).</text:span></text:p>
      <text:p text:style-name="P14"><text:span text:style-name="T5">Locations </text:span><text:span text:style-name="T14">can </text:span><text:span text:style-name="T5">be absolute or relative. </text:span><text:span text:style-name="T16">Relative locations are relative to the location of </text:span><text:span text:style-name="T18">the </text:span><text:span text:style-name="T17">upper level</text:span><text:span text:style-name="T16">.</text:span></text:p>
      <text:p text:style-name="P28">The cell level</text:p>
      <text:p text:style-name="P20"><text:span text:style-name="T20">I</text:span><text:span text:style-name="T5">f no cell level location is given, i.e. the</text:span><text:span text:style-name="T21">re</text:span><text:span text:style-name="T5"> </text:span><text:span text:style-name="T20">is no </text:span><text:span text:style-name="T56">file</text:span><text:span text:style-name="T5"> attribute </text:span><text:span text:style-name="T20">in the </text:span><text:span text:style-name="T26">&lt;</text:span><text:span text:style-name="T27">c[n]</text:span><text:span text:style-name="T26">&gt; </text:span><text:span text:style-name="T27">e</text:span><text:span text:style-name="T26">lement </text:span><text:span text:style-name="T5">then </text:span><text:span text:style-name="T20">no L</text:span><text:span text:style-name="T5">OB </text:span><text:span text:style-name="T20">exists </text:span><text:span text:style-name="T5">for the cell!</text:span></text:p>
      <text:p text:style-name="P13"><text:span text:style-name="T20">I</text:span><text:span text:style-name="T19">f a cell level location is given it is </text:span><text:span text:style-name="T13">the </text:span><text:span text:style-name="T25">value of the </text:span><text:span text:style-name="T37">file</text:span><text:span text:style-name="T25"> attribute </text:span><text:span text:style-name="T26">of the &lt;</text:span><text:span text:style-name="T27">c[n]</text:span><text:span text:style-name="T26">&gt; </text:span><text:span text:style-name="T27">e</text:span><text:span text:style-name="T26">lement </text:span><text:span text:style-name="T33">(</text:span><text:span text:style-name="T27">of type blobType or clobType</text:span><text:span text:style-name="T33">)</text:span><text:span text:style-name="T27"> in the &lt;row&gt; element in the file table[k].xml. <text:line-break/></text:span><text:span text:style-name="T36">The location at cell level must be </text:span><text:span text:style-name="T33">relative – </text:span><text:span text:style-name="T36">i.e. absolute location at cell level is not allowed.</text:span></text:p>
      <text:p text:style-name="P29">The column level</text:p>
      <text:p text:style-name="P23"><text:span text:style-name="T38">If no </text:span><text:span text:style-name="T39">c</text:span><text:span text:style-name="T40">olumn </text:span><text:span text:style-name="T39">l</text:span><text:span text:style-name="T40">evel </text:span><text:span text:style-name="T38">location is given (i.e. </text:span><text:span text:style-name="T41">there is </text:span><text:span text:style-name="T38">no </text:span><text:span text:style-name="T42">&lt;</text:span><text:span text:style-name="T38">lobFolder</text:span><text:span text:style-name="T42">&gt; </text:span><text:span text:style-name="T41">element in the &lt;column&gt; element for the column in question in the file metadata.xml) then the</text:span><text:span text:style-name="T43"> </text:span><text:span text:style-name="T41">location </text:span><text:span text:style-name="T43">is </text:span><text:span text:style-name="T47">inside </text:span><text:span text:style-name="T41">the SIARD file.</text:span></text:p>
      <text:p text:style-name="P23"><text:span text:style-name="T43">If </text:span><text:span text:style-name="T45">a</text:span><text:span text:style-name="T43"> column level locatio</text:span><text:span text:style-name="T44">n</text:span><text:span text:style-name="T43"> is given the location is </text:span><text:span text:style-name="T47">outside</text:span><text:span text:style-name="T43">, either absolute - or relative </text:span><text:span text:style-name="T46">(recommended) </text:span><text:span text:style-name="T44">to the database level.</text:span></text:p>
      <text:p text:style-name="P21"><text:span text:style-name="T48">The </text:span><text:span text:style-name="T49">d</text:span><text:span text:style-name="T50">atabase </text:span><text:span text:style-name="T49">level</text:span></text:p>
      <text:p text:style-name="P18"><text:span text:style-name="T5">If no database level location is given (i.e. there is no </text:span><text:span text:style-name="T28">&lt;</text:span><text:span text:style-name="T27">lobFolder</text:span><text:span text:style-name="T28">&gt; </text:span><text:span text:style-name="T29">element in </text:span><text:soft-page-break/><text:span text:style-name="T29">the &lt;</text:span><text:span text:style-name="T30">siardArchive</text:span><text:span text:style-name="T29">&gt; </text:span><text:span text:style-name="T30">element </text:span><text:span text:style-name="T29">in the file metadata.xml) then the location </text:span><text:span text:style-name="T25">is </text:span><text:span text:style-name="T34">relative to </text:span><text:span text:style-name="T25">the SIARD file.</text:span></text:p>
      <text:p text:style-name="P19"><text:span text:style-name="T25">If the </text:span><text:span text:style-name="T31">database level location is given </text:span><text:span text:style-name="T25">the location is </text:span><text:span text:style-name="T35">outside</text:span><text:span text:style-name="T25">, either absolute - <text:s/>or relative to </text:span><text:span text:style-name="T32">the location of the SIARD file in the file system.</text:span></text:p>
      <text:p text:style-name="P26"><text:span text:style-name="T63">Coexistence of in</text:span><text:span text:style-name="T69">side</text:span><text:span text:style-name="T63"> and </text:span><text:span text:style-name="T69">outside </text:span><text:span text:style-name="T65">location of </text:span><text:span text:style-name="T63">LOB</text:span><text:span text:style-name="T65">s</text:span></text:p>
      <text:p text:style-name="P30"><text:span text:style-name="T70">In</text:span><text:span text:style-name="T94">side </text:span><text:span text:style-name="T70">and </text:span><text:span text:style-name="T94">outside </text:span><text:span text:style-name="T73">location of </text:span><text:span text:style-name="T70">LOB</text:span><text:span text:style-name="T73">s </text:span><text:span text:style-name="T95">can exists for the same database and the same table.</text:span><text:span text:style-name="T70"> </text:span><text:span text:style-name="T95">If</text:span><text:span text:style-name="T70"> the </text:span><text:span text:style-name="T71">column level </text:span><text:span text:style-name="T73">location </text:span><text:span text:style-name="T70">is </text:span><text:span text:style-name="T73">not given (no lobFolder element) </text:span><text:span text:style-name="T71">for a column in question, the </text:span><text:span text:style-name="T70">LOB </text:span><text:span text:style-name="T71">location </text:span><text:span text:style-name="T70">is in</text:span><text:span text:style-name="T94">side </text:span><text:span text:style-name="T70">– even if a </text:span><text:span text:style-name="T71">database level </text:span><text:span text:style-name="T73">location is given (</text:span><text:span text:style-name="T70">lobFolder </text:span><text:span text:style-name="T73">element exists)</text:span><text:span text:style-name="T70">, </text:span><text:span text:style-name="T73">since other columns with LOBs (in the same table or other tables) may have a column level location using a relative location to the database level location.</text:span></text:p>
      <text:p text:style-name="P30"><text:span text:style-name="T70">This permits maximum flexibility in assigning </text:span><text:span text:style-name="T71">in</text:span><text:span text:style-name="T94">side </text:span><text:span text:style-name="T70">and </text:span><text:span text:style-name="T94">outside </text:span><text:span text:style-name="T70">location and preserving relocatibility.</text:span></text:p>
      <text:p text:style-name="P25"><text:span text:style-name="T67">Strong r</text:span><text:span text:style-name="T68">ecommendation: Use </text:span><text:span text:style-name="T67">relative location for </text:span><text:span text:style-name="T68">all LOBs</text:span></text:p>
      <text:p text:style-name="P38"><text:span text:style-name="T88">I</text:span>t is strongly <text:span text:style-name="T88">r</text:span>ecommended to choose all <text:span text:style-name="T88">level locations </text:span>as relative - <text:span text:style-name="T89">a</text:span><text:span text:style-name="T92">ccordin</text:span><text:span text:style-name="T93">g</text:span><text:span text:style-name="T92"> to </text:span><text:span text:style-name="T90">SIARD-2.2: </text:span><text:span text:style-name="T91">5.1 Database level metadata</text:span>. </text:p>
      <text:p text:style-name="P39">Thus, on relocation of the SIARD file <text:span text:style-name="T88">(</text:span>or its information package<text:span text:style-name="T88">)</text:span>, only <text:span text:style-name="T95">the </text:span><text:span text:style-name="T88">database level location need</text:span><text:span text:style-name="T95">s</text:span><text:span text:style-name="T88"> to </text:span>be changed. </text:p>
      <text:p text:style-name="P39"><text:span text:style-name="T96">(Note that due to space limitations in the file system where the SIARD file resides an absolute database level location </text:span><text:span text:style-name="T97">to another file system </text:span><text:span text:style-name="T96">is often needed.)</text:span></text:p>
      <text:p text:style-name="P24"><text:span text:style-name="T64">Concatening </text:span><text:span text:style-name="T66">relative </text:span><text:span text:style-name="T65">external </text:span><text:span text:style-name="T64">locations </text:span><text:span text:style-name="T65">of</text:span><text:span text:style-name="T64"> LOB</text:span><text:span text:style-name="T65">s</text:span></text:p>
      <text:p text:style-name="P32">The relative locations at cell level, <text:span text:style-name="T73">the relative locations at </text:span>column level, <text:span text:style-name="T73">and</text:span> <text:span text:style-name="T73">the relative or absolute locations at </text:span>database level <text:span text:style-name="T73">m</text:span>ust be concatened to <text:span text:style-name="T73">get the </text:span>full location of a LOB (the target URI).</text:p>
      <text:p text:style-name="P35">Example:</text:p>
      <text:p text:style-name="P34"><text:span text:style-name="T75">&lt;</text:span><text:span text:style-name="T78">c4</text:span><text:span text:style-name="T81"> file</text:span><text:span text:style-name="T75">="</text:span><text:span text:style-name="T82">seg_0/t2_c4_r1.bin</text:span><text:span text:style-name="T75">"</text:span><text:span text:style-name="T81"> length</text:span><text:span text:style-name="T75">="</text:span><text:span text:style-name="T82">10151</text:span><text:span text:style-name="T75">"</text:span><text:span text:style-name="T81"> </text:span><text:span text:style-name="T75">/&gt;&lt;/</text:span><text:span text:style-name="T78">row</text:span><text:span text:style-name="T75">&gt;</text:span><text:span text:style-name="T83"> <text:s/></text:span></text:p>
      <text:p text:style-name="P31"><text:span text:style-name="T74">&lt;</text:span><text:span text:style-name="T77">column</text:span><text:span text:style-name="T74">&gt;...&lt;</text:span><text:span text:style-name="T77">lobFolder</text:span><text:span text:style-name="T74">&gt;</text:span><text:span text:style-name="T80">s0_t2_c4/</text:span><text:span text:style-name="T74">&lt;/</text:span><text:span text:style-name="T77">lobFolder</text:span><text:span text:style-name="T74">&gt;...&lt;/</text:span><text:span text:style-name="T77">column</text:span><text:span text:style-name="T74">&gt; </text:span></text:p>
      <text:p text:style-name="P34"><text:span text:style-name="T74">&lt;</text:span><text:span text:style-name="T77">siardArchive</text:span><text:span text:style-name="T74">&gt;...&lt;</text:span><text:span text:style-name="T77">lobFolder</text:span><text:span text:style-name="T74">&gt;./</text:span><text:span text:style-name="T76">Northwind_lobs</text:span><text:span text:style-name="T74">/&lt;/</text:span><text:span text:style-name="T77">lobFolder</text:span><text:span text:style-name="T74">&gt; <text:s/></text:span></text:p>
      <text:p text:style-name="P36">gives the full location:</text:p>
      <text:p text:style-name="P33"><text:span text:style-name="T79">./</text:span><text:span text:style-name="T80">Northwind_lobs</text:span><text:span text:style-name="T79">/</text:span><text:span text:style-name="T80">s0_t2_c4/</text:span><text:span text:style-name="T82">seg_0/t2_c4_r1.bin</text:span></text:p>
      <text:p text:style-name="P36">where the database level location is relative to the location <text:span text:style-name="T72">of the SIARD file in the file system.</text:span></text:p>
      <text:p text:style-name="P48">Northwind.siard</text:p>
      <text:p text:style-name="P49">Northwind_lobs/</text:p>
      <text:p text:style-name="P49"><text:s/><text:tab/><text:tab/>s0_t2_c4/</text:p>
      <text:p text:style-name="P49"><text:tab/><text:tab/><text:tab/>seg_0/</text:p>
      <text:p text:style-name="P50"><text:tab/><text:tab/><text:tab/><text:tab/>t2_c4_r1.bin <text:s/></text:p>
      <text:p text:style-name="P55"/>
      <text:p text:style-name="P44">Appendix</text:p>
      <text:p text:style-name="P55"/>
      <text:p text:style-name="P57">Overview of combinations of locations of LOBs</text:p>
      <text:p text:style-name="P57"/>
      <text:p text:style-name="P58">Recall that:</text:p>
      <text:p text:style-name="P58">The cell level location must only be relative, not absolute.</text:p>
      <text:p text:style-name="P58"/>
      <text:p text:style-name="P58">If a column level location does not exists (nil) then the location of the LOBs in the cells for that column are inside the SIARD file, regardless if a database level location exists or not.</text:p>
      <text:p text:style-name="P58"/>
      <text:p text:style-name="P58">If a database level location exists then the column level location must be relative <text:span text:style-name="T98">(or nil).</text:span></text:p>
      <text:p text:style-name="P59">Note that this interpretation means that the existence of a database level location implies that LOBs outside the SIARD file can only reside in one file system hierarcy.</text:p>
      <text:p text:style-name="P59">In other words it implies that one cannot have the LOBs from one column stored on one server and LOBs from another column stored on another server. <text:s/><text:span text:style-name="T99">(Such a need requires no database level location and column level location to be absolute).</text:span></text:p>
      <text:p text:style-name="P56"/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C"/>
        <table:table-column table:style-name="Tabel1.D"/>
        <table:table-column table:style-name="Tabel1.H"/>
        <table:table-column table:style-name="Tabel1.I"/>
        <table:table-row table:style-name="Tabel1.1">
          <table:table-cell table:style-name="Tabel1.A1" table:number-columns-spanned="9" office:value-type="string">
            <text:p text:style-name="P63">Location of LOBs – database location n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1.2">
          <table:table-cell table:style-name="Tabel1.A1" office:value-type="string">
            <text:p text:style-name="P6">Level</text:p>
          </table:table-cell>
          <table:table-cell table:style-name="Tabel1.A1" office:value-type="string">
            <text:p text:style-name="P6">Path</text:p>
          </table:table-cell>
          <table:table-cell table:style-name="Tabel1.A1" office:value-type="string">
            <text:p text:style-name="P6">In/Out</text:p>
          </table:table-cell>
          <table:table-cell table:style-name="Tabel1.A1" office:value-type="string">
            <text:p text:style-name="P6">Level</text:p>
          </table:table-cell>
          <table:table-cell table:style-name="Tabel1.A1" office:value-type="string">
            <text:p text:style-name="P6">Path</text:p>
          </table:table-cell>
          <table:table-cell table:style-name="Tabel1.A1" office:value-type="string">
            <text:p text:style-name="P6">In/Out</text:p>
          </table:table-cell>
          <table:table-cell table:style-name="Tabel1.A1" office:value-type="string">
            <text:p text:style-name="P6">Level</text:p>
          </table:table-cell>
          <table:table-cell table:style-name="Tabel1.A1" office:value-type="string">
            <text:p text:style-name="P6">Path</text:p>
          </table:table-cell>
          <table:table-cell table:style-name="Tabel1.A1" office:value-type="string">
            <text:p text:style-name="P6">In/Out</text:p>
          </table:table-cell>
        </table:table-row>
        <table:table-row table:style-name="Tabel1.1">
          <table:table-cell table:style-name="Tabel1.A1" office:value-type="string">
            <text:p text:style-name="P5">database</text:p>
          </table:table-cell>
          <table:table-cell table:style-name="Tabel1.A1" office:value-type="string">
            <text:p text:style-name="P7">nil</text:p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/>
          </table:table-cell>
        </table:table-row>
        <table:table-row table:style-name="Tabel1.1">
          <table:table-cell table:style-name="Tabel1.A1" office:value-type="string">
            <text:p text:style-name="P5">column</text:p>
          </table:table-cell>
          <table:table-cell table:style-name="Tabel1.A1" office:value-type="string">
            <text:p text:style-name="P7">nil</text:p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>column</text:p>
          </table:table-cell>
          <table:table-cell table:style-name="Tabel1.A1" office:value-type="string">
            <text:p text:style-name="P7">rel</text:p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>column</text:p>
          </table:table-cell>
          <table:table-cell table:style-name="Tabel1.A1" office:value-type="string">
            <text:p text:style-name="P7">abs</text:p>
          </table:table-cell>
          <table:table-cell table:style-name="Tabel1.A1" office:value-type="string">
            <text:p text:style-name="P5"/>
          </table:table-cell>
        </table:table-row>
        <table:table-row table:style-name="Tabel1.1">
          <table:table-cell table:style-name="Tabel1.A1" office:value-type="string">
            <text:p text:style-name="P5">cell</text:p>
          </table:table-cell>
          <table:table-cell table:style-name="Tabel1.A1" office:value-type="string">
            <text:p text:style-name="P7">nil</text:p>
          </table:table-cell>
          <table:table-cell table:style-name="Tabel1.A1" office:value-type="string">
            <text:p text:style-name="P8">nil</text:p>
          </table:table-cell>
          <table:table-cell table:style-name="Tabel1.A1" office:value-type="string">
            <text:p text:style-name="P5">cell</text:p>
          </table:table-cell>
          <table:table-cell table:style-name="Tabel1.A1" office:value-type="string">
            <text:p text:style-name="P7">nil</text:p>
          </table:table-cell>
          <table:table-cell table:style-name="Tabel1.A1" office:value-type="string">
            <text:p text:style-name="P8">nil</text:p>
          </table:table-cell>
          <table:table-cell table:style-name="Tabel1.A1" office:value-type="string">
            <text:p text:style-name="P5">cell</text:p>
          </table:table-cell>
          <table:table-cell table:style-name="Tabel1.A1" office:value-type="string">
            <text:p text:style-name="P7">nil</text:p>
          </table:table-cell>
          <table:table-cell table:style-name="Tabel1.A1" office:value-type="string">
            <text:p text:style-name="P8">nil</text:p>
          </table:table-cell>
        </table:table-row>
        <table:table-row table:style-name="Tabel1.1">
          <table:table-cell table:style-name="Tabel1.A1" office:value-type="string">
            <text:p text:style-name="P5">cell</text:p>
          </table:table-cell>
          <table:table-cell table:style-name="Tabel1.A1" office:value-type="string">
            <text:p text:style-name="P7">rel</text:p>
          </table:table-cell>
          <table:table-cell table:style-name="Tabel1.A1" office:value-type="string">
            <text:p text:style-name="P8">in</text:p>
          </table:table-cell>
          <table:table-cell table:style-name="Tabel1.A1" office:value-type="string">
            <text:p text:style-name="P5">cell</text:p>
          </table:table-cell>
          <table:table-cell table:style-name="Tabel1.A1" office:value-type="string">
            <text:p text:style-name="P7">rel</text:p>
          </table:table-cell>
          <table:table-cell table:style-name="Tabel1.A1" office:value-type="string">
            <text:p text:style-name="P8">out</text:p>
          </table:table-cell>
          <table:table-cell table:style-name="Tabel1.A1" office:value-type="string">
            <text:p text:style-name="P5">cell</text:p>
          </table:table-cell>
          <table:table-cell table:style-name="Tabel1.A1" office:value-type="string">
            <text:p text:style-name="P7">rel</text:p>
          </table:table-cell>
          <table:table-cell table:style-name="Tabel1.A1" office:value-type="string">
            <text:p text:style-name="P8">out</text:p>
          </table:table-cell>
        </table:table-row>
        <table:table-row table:style-name="Tabel1.1">
          <table:table-cell table:style-name="Tabel1.A1" office:value-type="string">
            <text:p text:style-name="P5">cell</text:p>
          </table:table-cell>
          <table:table-cell table:style-name="Tabel1.A1" office:value-type="string">
            <text:p text:style-name="P7">abs</text:p>
          </table:table-cell>
          <table:table-cell table:style-name="Tabel1.A1" office:value-type="string">
            <text:p text:style-name="P8">ERR</text:p>
          </table:table-cell>
          <table:table-cell table:style-name="Tabel1.A1" office:value-type="string">
            <text:p text:style-name="P5">cell</text:p>
          </table:table-cell>
          <table:table-cell table:style-name="Tabel1.A1" office:value-type="string">
            <text:p text:style-name="P7">abs</text:p>
          </table:table-cell>
          <table:table-cell table:style-name="Tabel1.A1" office:value-type="string">
            <text:p text:style-name="P8">ERR</text:p>
          </table:table-cell>
          <table:table-cell table:style-name="Tabel1.A1" office:value-type="string">
            <text:p text:style-name="P5">cell</text:p>
          </table:table-cell>
          <table:table-cell table:style-name="Tabel1.A1" office:value-type="string">
            <text:p text:style-name="P7">abs</text:p>
          </table:table-cell>
          <table:table-cell table:style-name="Tabel1.A1" office:value-type="string">
            <text:p text:style-name="P8">ERR</text:p>
          </table:table-cell>
        </table:table-row>
        <table:table-row table:style-name="Tabel1.1"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7"/>
          </table:table-cell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7"/>
          </table:table-cell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7"/>
          </table:table-cell>
          <table:table-cell table:style-name="Tabel1.A1" office:value-type="string">
            <text:p text:style-name="P8"/>
          </table:table-cell>
        </table:table-row>
        <table:table-row table:style-name="Tabel1.1">
          <table:table-cell table:style-name="Tabel1.A1" table:number-columns-spanned="9" office:value-type="string">
            <text:p text:style-name="P8">Location of LOBs – database location relat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1.2">
          <table:table-cell table:style-name="Tabel1.A1" office:value-type="string">
            <text:p text:style-name="P6">Level</text:p>
          </table:table-cell>
          <table:table-cell table:style-name="Tabel1.A1" office:value-type="string">
            <text:p text:style-name="P6">Path</text:p>
          </table:table-cell>
          <table:table-cell table:style-name="Tabel1.A1" office:value-type="string">
            <text:p text:style-name="P6">In/Out</text:p>
          </table:table-cell>
          <table:table-cell table:style-name="Tabel1.A1" office:value-type="string">
            <text:p text:style-name="P6">Level</text:p>
          </table:table-cell>
          <table:table-cell table:style-name="Tabel1.A1" office:value-type="string">
            <text:p text:style-name="P6">Path</text:p>
          </table:table-cell>
          <table:table-cell table:style-name="Tabel1.A1" office:value-type="string">
            <text:p text:style-name="P6">In/Out</text:p>
          </table:table-cell>
          <table:table-cell table:style-name="Tabel1.A1" office:value-type="string">
            <text:p text:style-name="P6">Level</text:p>
          </table:table-cell>
          <table:table-cell table:style-name="Tabel1.A1" office:value-type="string">
            <text:p text:style-name="P6">Path</text:p>
          </table:table-cell>
          <table:table-cell table:style-name="Tabel1.A1" office:value-type="string">
            <text:p text:style-name="P6">In/Out</text:p>
          </table:table-cell>
        </table:table-row>
        <table:table-row table:style-name="Tabel1.1">
          <table:table-cell table:style-name="Tabel1.A1" office:value-type="string">
            <text:p text:style-name="P5">database</text:p>
          </table:table-cell>
          <table:table-cell table:style-name="Tabel1.A1" office:value-type="string">
            <text:p text:style-name="P7">rel</text:p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/>
          </table:table-cell>
        </table:table-row>
        <table:table-row table:style-name="Tabel1.1">
          <table:table-cell table:style-name="Tabel1.A1" office:value-type="string">
            <text:p text:style-name="P5">column</text:p>
          </table:table-cell>
          <table:table-cell table:style-name="Tabel1.A1" office:value-type="string">
            <text:p text:style-name="P7">nil</text:p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>column</text:p>
          </table:table-cell>
          <table:table-cell table:style-name="Tabel1.A1" office:value-type="string">
            <text:p text:style-name="P7">rel</text:p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>column</text:p>
          </table:table-cell>
          <table:table-cell table:style-name="Tabel1.A1" office:value-type="string">
            <text:p text:style-name="P7">abs</text:p>
          </table:table-cell>
          <table:table-cell table:style-name="Tabel1.A1" office:value-type="string">
            <text:p text:style-name="P5"/>
          </table:table-cell>
        </table:table-row>
        <table:table-row table:style-name="Tabel1.1">
          <table:table-cell table:style-name="Tabel1.A1" office:value-type="string">
            <text:p text:style-name="P5">cell</text:p>
          </table:table-cell>
          <table:table-cell table:style-name="Tabel1.A1" office:value-type="string">
            <text:p text:style-name="P7">nil</text:p>
          </table:table-cell>
          <table:table-cell table:style-name="Tabel1.A1" office:value-type="string">
            <text:p text:style-name="P8">nil</text:p>
          </table:table-cell>
          <table:table-cell table:style-name="Tabel1.A1" office:value-type="string">
            <text:p text:style-name="P5">cell</text:p>
          </table:table-cell>
          <table:table-cell table:style-name="Tabel1.A1" office:value-type="string">
            <text:p text:style-name="P7">nil</text:p>
          </table:table-cell>
          <table:table-cell table:style-name="Tabel1.A1" office:value-type="string">
            <text:p text:style-name="P8">nil</text:p>
          </table:table-cell>
          <table:table-cell table:style-name="Tabel1.A1" office:value-type="string">
            <text:p text:style-name="P5">cell</text:p>
          </table:table-cell>
          <table:table-cell table:style-name="Tabel1.A1" office:value-type="string">
            <text:p text:style-name="P7">nil</text:p>
          </table:table-cell>
          <table:table-cell table:style-name="Tabel1.A1" office:value-type="string">
            <text:p text:style-name="P8">nil</text:p>
          </table:table-cell>
        </table:table-row>
        <table:table-row table:style-name="Tabel1.1">
          <table:table-cell table:style-name="Tabel1.A1" office:value-type="string">
            <text:p text:style-name="P5">cell</text:p>
          </table:table-cell>
          <table:table-cell table:style-name="Tabel1.A1" office:value-type="string">
            <text:p text:style-name="P7">rel</text:p>
          </table:table-cell>
          <table:table-cell table:style-name="Tabel1.A1" office:value-type="string">
            <text:p text:style-name="P8">in</text:p>
          </table:table-cell>
          <table:table-cell table:style-name="Tabel1.A1" office:value-type="string">
            <text:p text:style-name="P5">cell</text:p>
          </table:table-cell>
          <table:table-cell table:style-name="Tabel1.A1" office:value-type="string">
            <text:p text:style-name="P7">rel</text:p>
          </table:table-cell>
          <table:table-cell table:style-name="Tabel1.A1" office:value-type="string">
            <text:p text:style-name="P8">out</text:p>
          </table:table-cell>
          <table:table-cell table:style-name="Tabel1.A1" office:value-type="string">
            <text:p text:style-name="P5">cell</text:p>
          </table:table-cell>
          <table:table-cell table:style-name="Tabel1.A1" office:value-type="string">
            <text:p text:style-name="P7">rel</text:p>
          </table:table-cell>
          <table:table-cell table:style-name="Tabel1.A1" office:value-type="string">
            <text:p text:style-name="P8">ERR</text:p>
          </table:table-cell>
        </table:table-row>
        <table:table-row table:style-name="Tabel1.1">
          <table:table-cell table:style-name="Tabel1.A1" office:value-type="string">
            <text:p text:style-name="P5">cell</text:p>
          </table:table-cell>
          <table:table-cell table:style-name="Tabel1.A1" office:value-type="string">
            <text:p text:style-name="P7">abs</text:p>
          </table:table-cell>
          <table:table-cell table:style-name="Tabel1.A1" office:value-type="string">
            <text:p text:style-name="P8">ERR</text:p>
          </table:table-cell>
          <table:table-cell table:style-name="Tabel1.A1" office:value-type="string">
            <text:p text:style-name="P5">cell</text:p>
          </table:table-cell>
          <table:table-cell table:style-name="Tabel1.A1" office:value-type="string">
            <text:p text:style-name="P7">abs</text:p>
          </table:table-cell>
          <table:table-cell table:style-name="Tabel1.A1" office:value-type="string">
            <text:p text:style-name="P8">ERR</text:p>
          </table:table-cell>
          <table:table-cell table:style-name="Tabel1.A1" office:value-type="string">
            <text:p text:style-name="P5">cell</text:p>
          </table:table-cell>
          <table:table-cell table:style-name="Tabel1.A1" office:value-type="string">
            <text:p text:style-name="P7">abs</text:p>
          </table:table-cell>
          <table:table-cell table:style-name="Tabel1.A1" office:value-type="string">
            <text:p text:style-name="P8">ERR</text:p>
          </table:table-cell>
        </table:table-row>
        <table:table-row table:style-name="Tabel1.1"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7"/>
          </table:table-cell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7"/>
          </table:table-cell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7"/>
          </table:table-cell>
          <table:table-cell table:style-name="Tabel1.A1" office:value-type="string">
            <text:p text:style-name="P8"/>
          </table:table-cell>
        </table:table-row>
        <table:table-row table:style-name="Tabel1.1">
          <table:table-cell table:style-name="Tabel1.A1" table:number-columns-spanned="9" office:value-type="string">
            <text:p text:style-name="P8">Location of LOBs – database location absolu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1.2">
          <table:table-cell table:style-name="Tabel1.A1" office:value-type="string">
            <text:p text:style-name="P6">Level</text:p>
          </table:table-cell>
          <table:table-cell table:style-name="Tabel1.A1" office:value-type="string">
            <text:p text:style-name="P6">Path</text:p>
          </table:table-cell>
          <table:table-cell table:style-name="Tabel1.A1" office:value-type="string">
            <text:p text:style-name="P6">In/Out</text:p>
          </table:table-cell>
          <table:table-cell table:style-name="Tabel1.A1" office:value-type="string">
            <text:p text:style-name="P6">Level</text:p>
          </table:table-cell>
          <table:table-cell table:style-name="Tabel1.A1" office:value-type="string">
            <text:p text:style-name="P6">Path</text:p>
          </table:table-cell>
          <table:table-cell table:style-name="Tabel1.A1" office:value-type="string">
            <text:p text:style-name="P6">In/Out</text:p>
          </table:table-cell>
          <table:table-cell table:style-name="Tabel1.A1" office:value-type="string">
            <text:p text:style-name="P6">Level</text:p>
          </table:table-cell>
          <table:table-cell table:style-name="Tabel1.A1" office:value-type="string">
            <text:p text:style-name="P6">Path</text:p>
          </table:table-cell>
          <table:table-cell table:style-name="Tabel1.A1" office:value-type="string">
            <text:p text:style-name="P6">In/Out</text:p>
          </table:table-cell>
        </table:table-row>
        <table:table-row table:style-name="Tabel1.1">
          <table:table-cell table:style-name="Tabel1.A1" office:value-type="string">
            <text:p text:style-name="P5">database</text:p>
          </table:table-cell>
          <table:table-cell table:style-name="Tabel1.A1" office:value-type="string">
            <text:p text:style-name="P7">abs</text:p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/>
          </table:table-cell>
        </table:table-row>
        <table:table-row table:style-name="Tabel1.1">
          <table:table-cell table:style-name="Tabel1.A1" office:value-type="string">
            <text:p text:style-name="P5">column</text:p>
          </table:table-cell>
          <table:table-cell table:style-name="Tabel1.A1" office:value-type="string">
            <text:p text:style-name="P7">nil</text:p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>column</text:p>
          </table:table-cell>
          <table:table-cell table:style-name="Tabel1.A1" office:value-type="string">
            <text:p text:style-name="P7">rel</text:p>
          </table:table-cell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5">column</text:p>
          </table:table-cell>
          <table:table-cell table:style-name="Tabel1.A1" office:value-type="string">
            <text:p text:style-name="P7">abs</text:p>
          </table:table-cell>
          <table:table-cell table:style-name="Tabel1.A1" office:value-type="string">
            <text:p text:style-name="P5"/>
          </table:table-cell>
        </table:table-row>
        <table:table-row table:style-name="Tabel1.1">
          <table:table-cell table:style-name="Tabel1.A1" office:value-type="string">
            <text:p text:style-name="P5">cell</text:p>
          </table:table-cell>
          <table:table-cell table:style-name="Tabel1.A1" office:value-type="string">
            <text:p text:style-name="P7">nil</text:p>
          </table:table-cell>
          <table:table-cell table:style-name="Tabel1.A1" office:value-type="string">
            <text:p text:style-name="P8">nil</text:p>
          </table:table-cell>
          <table:table-cell table:style-name="Tabel1.A1" office:value-type="string">
            <text:p text:style-name="P5">cell</text:p>
          </table:table-cell>
          <table:table-cell table:style-name="Tabel1.A1" office:value-type="string">
            <text:p text:style-name="P7">nil</text:p>
          </table:table-cell>
          <table:table-cell table:style-name="Tabel1.A1" office:value-type="string">
            <text:p text:style-name="P8">nil</text:p>
          </table:table-cell>
          <table:table-cell table:style-name="Tabel1.A1" office:value-type="string">
            <text:p text:style-name="P5">cell</text:p>
          </table:table-cell>
          <table:table-cell table:style-name="Tabel1.A1" office:value-type="string">
            <text:p text:style-name="P7">nil</text:p>
          </table:table-cell>
          <table:table-cell table:style-name="Tabel1.A1" office:value-type="string">
            <text:p text:style-name="P8">nil</text:p>
          </table:table-cell>
        </table:table-row>
        <table:table-row table:style-name="Tabel1.1">
          <table:table-cell table:style-name="Tabel1.A1" office:value-type="string">
            <text:p text:style-name="P5">cell</text:p>
          </table:table-cell>
          <table:table-cell table:style-name="Tabel1.A1" office:value-type="string">
            <text:p text:style-name="P7">rel</text:p>
          </table:table-cell>
          <table:table-cell table:style-name="Tabel1.A1" office:value-type="string">
            <text:p text:style-name="P8">in</text:p>
          </table:table-cell>
          <table:table-cell table:style-name="Tabel1.A1" office:value-type="string">
            <text:p text:style-name="P5">cell</text:p>
          </table:table-cell>
          <table:table-cell table:style-name="Tabel1.A1" office:value-type="string">
            <text:p text:style-name="P7">rel</text:p>
          </table:table-cell>
          <table:table-cell table:style-name="Tabel1.A1" office:value-type="string">
            <text:p text:style-name="P8">out</text:p>
          </table:table-cell>
          <table:table-cell table:style-name="Tabel1.A1" office:value-type="string">
            <text:p text:style-name="P5">cell</text:p>
          </table:table-cell>
          <table:table-cell table:style-name="Tabel1.A1" office:value-type="string">
            <text:p text:style-name="P7">rel</text:p>
          </table:table-cell>
          <table:table-cell table:style-name="Tabel1.A1" office:value-type="string">
            <text:p text:style-name="P8">ERR</text:p>
          </table:table-cell>
        </table:table-row>
        <table:table-row table:style-name="Tabel1.1">
          <table:table-cell table:style-name="Tabel1.A1" office:value-type="string">
            <text:p text:style-name="P5">cell</text:p>
          </table:table-cell>
          <table:table-cell table:style-name="Tabel1.A1" office:value-type="string">
            <text:p text:style-name="P7">abs</text:p>
          </table:table-cell>
          <table:table-cell table:style-name="Tabel1.A1" office:value-type="string">
            <text:p text:style-name="P8">ERR</text:p>
          </table:table-cell>
          <table:table-cell table:style-name="Tabel1.A1" office:value-type="string">
            <text:p text:style-name="P5">cell</text:p>
          </table:table-cell>
          <table:table-cell table:style-name="Tabel1.A1" office:value-type="string">
            <text:p text:style-name="P7">abs</text:p>
          </table:table-cell>
          <table:table-cell table:style-name="Tabel1.A1" office:value-type="string">
            <text:p text:style-name="P8">ERR</text:p>
          </table:table-cell>
          <table:table-cell table:style-name="Tabel1.A1" office:value-type="string">
            <text:p text:style-name="P5">cell</text:p>
          </table:table-cell>
          <table:table-cell table:style-name="Tabel1.A1" office:value-type="string">
            <text:p text:style-name="P7">abs</text:p>
          </table:table-cell>
          <table:table-cell table:style-name="Tabel1.A1" office:value-type="string">
            <text:p text:style-name="P8">ERR</text:p>
          </table:table-cell>
        </table:table-row>
      </table:table>
      <text:p text:style-name="P9"/>
      <text:p text:style-name="P43">Appendix</text:p>
      <text:p text:style-name="P42"><text:a xlink:type="simple" xlink:href="https://datatracker.ietf.org/doc/html/rfc3986" text:style-name="Internet_20_link" text:visited-style-name="Visited_20_Internet_20_Link"/></text:p>
      <text:p text:style-name="P42"><text:a xlink:type="simple" xlink:href="https://datatracker.ietf.org/doc/html/rfc3986" text:style-name="Internet_20_link" text:visited-style-name="Visited_20_Internet_20_Link"><text:span text:style-name="T85">RFC 3986</text:span></text:a><text:span text:style-name="T85"> </text:span></text:p>
      <text:p text:style-name="P42"><text:bookmark text:name="section-5.4"/><text:a xlink:type="simple" xlink:href="https://datatracker.ietf.org/doc/html/rfc3986#section-5.4" text:style-name="Internet_20_link" text:visited-style-name="Visited_20_Internet_20_Link"><text:span text:style-name="T84">5.4</text:span></text:a><text:span text:style-name="T84">. <text:s/>Reference Resolution Examples</text:span></text:p>
      <text:p text:style-name="Preformatted_20_Text"/>
      <text:p text:style-name="Preformatted_20_Text"><text:s text:c="3"/>Within a representation with a well defined base URI of</text:p>
      <text:p text:style-name="Preformatted_20_Text"/>
      <text:p text:style-name="Preformatted_20_Text"><text:s text:c="6"/>http://a/b/c/d;p?q</text:p>
      <text:p text:style-name="Preformatted_20_Text"/>
      <text:p text:style-name="P61"><text:s text:c="3"/>a relative reference is transformed to its target URI as follows.</text:p>
      <text:p text:style-name="P42"><text:bookmark text:name="section-5.4.1"/><text:a xlink:type="simple" xlink:href="https://datatracker.ietf.org/doc/html/rfc3986#section-5.4.1" text:style-name="Internet_20_link" text:visited-style-name="Visited_20_Internet_20_Link"><text:span text:style-name="T84">5.4.1</text:span></text:a><text:span text:style-name="T84">. <text:s/>Normal Examples</text:span></text:p>
      <text:p text:style-name="Preformatted_20_Text"/>
      <text:p text:style-name="Preformatted_20_Text"><text:s text:c="6"/>"g:h" <text:s text:c="10"/>= <text:s/>"g:h"</text:p>
      <text:p text:style-name="Preformatted_20_Text"><text:s text:c="6"/>"g" <text:s text:c="12"/>= <text:s/>"http://a/b/c/g"</text:p>
      <text:p text:style-name="Preformatted_20_Text"><text:s text:c="6"/>"./g" <text:s text:c="10"/>= <text:s/>"http://a/b/c/g"</text:p>
      <text:p text:style-name="Preformatted_20_Text"><text:s text:c="6"/>"g/" <text:s text:c="11"/>= <text:s/>"http://a/b/c/g/"</text:p>
      <text:p text:style-name="Preformatted_20_Text"><text:s text:c="6"/>"/g" <text:s text:c="11"/>= <text:s/>"http://a/g"</text:p>
      <text:p text:style-name="Preformatted_20_Text"><text:s text:c="6"/>"//g" <text:s text:c="10"/>= <text:s/>"http://g"</text:p>
      <text:p text:style-name="Preformatted_20_Text"><text:s text:c="6"/>"?y" <text:s text:c="11"/>= <text:s/>"http://a/b/c/d;p?y"</text:p>
      <text:p text:style-name="Preformatted_20_Text"><text:s text:c="6"/>"g?y" <text:s text:c="10"/>= <text:s/>"http://a/b/c/g?y"</text:p>
      <text:p text:style-name="Preformatted_20_Text"><text:s text:c="6"/>"#s" <text:s text:c="11"/>= <text:s/>"http://a/b/c/d;p?q#s"</text:p>
      <text:p text:style-name="Preformatted_20_Text"><text:s text:c="6"/>"g#s" <text:s text:c="10"/>= <text:s/>"http://a/b/c/g#s"</text:p>
      <text:p text:style-name="Preformatted_20_Text"><text:s text:c="6"/>"g?y#s" <text:s text:c="8"/>= <text:s/>"http://a/b/c/g?y#s"</text:p>
      <text:p text:style-name="Preformatted_20_Text"><text:s text:c="6"/>";x" <text:s text:c="11"/>= <text:s/>"http://a/b/c/;x"</text:p>
      <text:p text:style-name="Preformatted_20_Text"><text:s text:c="6"/>"g;x" <text:s text:c="10"/>= <text:s/>"http://a/b/c/g;x"</text:p>
      <text:p text:style-name="Preformatted_20_Text"><text:s text:c="6"/>"g;x?y#s" <text:s text:c="6"/>= <text:s/>"http://a/b/c/g;x?y#s"</text:p>
      <text:p text:style-name="Preformatted_20_Text"><text:s text:c="6"/>"" <text:s text:c="13"/>= <text:s/>"http://a/b/c/d;p?q"</text:p>
      <text:p text:style-name="Preformatted_20_Text"><text:s text:c="6"/>"." <text:s text:c="12"/>= <text:s/>"http://a/b/c/"</text:p>
      <text:p text:style-name="Preformatted_20_Text"><text:s text:c="6"/>"./" <text:s text:c="11"/>= <text:s/>"http://a/b/c/"</text:p>
      <text:p text:style-name="Preformatted_20_Text"><text:s text:c="6"/>".." <text:s text:c="11"/>= <text:s/>"http://a/b/"</text:p>
      <text:p text:style-name="Preformatted_20_Text"><text:s text:c="6"/>"../" <text:s text:c="10"/>= <text:s/>"http://a/b/"</text:p>
      <text:p text:style-name="Preformatted_20_Text"><text:s text:c="6"/>"../g" <text:s text:c="9"/>= <text:s/>"http://a/b/g"</text:p>
      <text:p text:style-name="Preformatted_20_Text"><text:s text:c="6"/>"../.." <text:s text:c="8"/>= <text:s/>"http://a/"</text:p>
      <text:p text:style-name="Preformatted_20_Text"><text:s text:c="6"/>"../../" <text:s text:c="7"/>= <text:s/>"http://a/"</text:p>
      <text:p text:style-name="P61"><text:s text:c="6"/>"../../g" <text:s text:c="6"/>= <text:s/>"http://a/g"</text:p>
      <text:p text:style-name="P40">–- <text:span text:style-name="T87">END OF QUOTATION</text:span> --</text:p>
      <text:p text:style-name="P37"/>
      <text:p text:style-name="P37"><text:span text:style-name="T87">Our i</text:span>nterpretation of transformation <text:span text:style-name="T87">of RFC 3986 5.4.</text:span>:</text:p>
      <text:p text:style-name="P4">Within a representation with a well defined base URI of</text:p>
      <text:p text:style-name="P62"/>
      <text:p text:style-name="P62"><text:s text:c="6"/><text:span text:style-name="T61">http://a/b/c/N</text:span><text:span text:style-name="T60">orthwind.siard;</text:span><text:span text:style-name="T62">p?q</text:span></text:p>
      <text:p text:style-name="P62"/>
      <text:p text:style-name="P60">a relative reference is transformed to its target URI as follows.</text:p>
      <text:p text:style-name="P53">“Northwind_lobs/” <text:tab/><text:span text:style-name="T86">= <text:s/></text:span>“http://a/b/c/Northwind_lobs/”</text:p>
      <text:p text:style-name="P54">“./Northwind_lobs/”<text:tab/><text:span text:style-name="T86">= <text:s/></text:span>“http://a/b/c/Northwind_lobs/”</text:p>
      <text:p text:style-name="P51"/>
      <text:p text:style-name="P52"/>
      <text:p text:style-name="P52"/>
      <text:p text:style-name="P47"><text:a xlink:type="simple" xlink:href="https://datatracker.ietf.org/doc/html/rfc8089" text:style-name="Internet_20_link" text:visited-style-name="Visited_20_Internet_20_Link"><text:span text:style-name="T84">RFC 8089</text:span></text:a><text:span text:style-name="T84"> </text:span></text:p>
      <text:p text:style-name="P46"/>
      <text:p text:style-name="P45"><text:bookmark text:name="appendix-E.2"/><text:a xlink:type="simple" xlink:href="https://datatracker.ietf.org/doc/html/rfc8089#appendix-E.2" text:style-name="Internet_20_link" text:visited-style-name="Visited_20_Internet_20_Link"><text:span text:style-name="T84">E.2</text:span></text:a><text:span text:style-name="T84">. <text:s/>DOS and Windows Drive Letters</text:span></text:p>
      <text:p text:style-name="Preformatted_20_Text"/>
      <text:p text:style-name="Preformatted_20_Text"><text:s text:c="3"/>On Windows- or DOS-like file systems, an absolute file path can begin</text:p>
      <text:p text:style-name="Preformatted_20_Text"><text:s text:c="3"/>with a drive letter. <text:s/>To facilitate this, the "local-path" rule in</text:p>
      <text:p text:style-name="Preformatted_20_Text"><text:s text:c="3"/><text:a xlink:type="simple" xlink:href="https://datatracker.ietf.org/doc/html/rfc8089#section-2" text:style-name="Internet_20_link" text:visited-style-name="Visited_20_Internet_20_Link">Section 2</text:a> can be replaced with the following:</text:p>
      <text:p text:style-name="Preformatted_20_Text"/>
      <text:p text:style-name="Preformatted_20_Text"><text:s text:c="6"/>local-path <text:s text:c="4"/>= [ drive-letter ] path-absolute</text:p>
      <text:p text:style-name="Preformatted_20_Text"/>
      <text:p text:style-name="Preformatted_20_Text"><text:s text:c="6"/>drive-letter <text:s text:c="2"/>= ALPHA ":"</text:p>
      <text:p text:style-name="Preformatted_20_Text"/>
      <text:p text:style-name="Preformatted_20_Text"><text:s text:c="3"/>The "ALPHA" rule is defined in [<text:a xlink:type="simple" xlink:href="https://datatracker.ietf.org/doc/html/rfc5234" text:style-name="Internet_20_link" text:visited-style-name="Visited_20_Internet_20_Link">RFC5234</text:a>].</text:p>
      <text:p text:style-name="Preformatted_20_Text"/>
      <text:p text:style-name="Preformatted_20_Text"><text:s text:c="3"/>This is intended to support the minimal representation of a local</text:p>
      <text:p text:style-name="Preformatted_20_Text"><text:s text:c="3"/>file in a DOS- or Windows-like environment, with no authority field</text:p>
      <text:p text:style-name="Preformatted_20_Text"><text:s text:c="3"/>and an absolute path that begins with a drive letter. <text:s/>For example:</text:p>
      <text:p text:style-name="Preformatted_20_Text"/>
      <text:p text:style-name="Preformatted_20_Text"><text:s text:c="3"/>o <text:s/>"file:c:/path/to/file"</text:p>
      <text:p text:style-name="Preformatted_20_Text"/>
      <text:p text:style-name="Preformatted_20_Text"><text:s text:c="3"/>URIs of the form "file:///c:/path/to/file" are already supported by</text:p>
      <text:p text:style-name="Preformatted_20_Text"><text:s text:c="3"/>the "path-absolute" rule.</text:p>
      <text:p text:style-name="Preformatted_20_Text"/>
      <text:p text:style-name="Preformatted_20_Text"><text:s text:c="3"/>Note that comparison of drive letters in DOS or Windows file paths is</text:p>
      <text:p text:style-name="Preformatted_20_Text"><text:s text:c="3"/>case insensitive. <text:s/>In some usages of file URIs, drive letters are</text:p>
      <text:p text:style-name="Preformatted_20_Text"><text:s text:c="3"/>canonicalized by converting them to uppercase; other usages treat</text:p>
      <text:p text:style-name="Preformatted_20_Text"><text:s text:c="3"/>URIs that differ only in the case of the drive letter as identical.</text:p>
      <text:p text:style-name="Preformatted_20_Text"/>
      <text:p text:style-name="Preformatted_20_Text"><text:bookmark text:name="appendix-E.2.1"/><text:a xlink:type="simple" xlink:href="https://datatracker.ietf.org/doc/html/rfc8089#appendix-E.2.1" text:style-name="Internet_20_link" text:visited-style-name="Visited_20_Internet_20_Link">E.2.1</text:a>. <text:s/>Relative Resolution</text:p>
      <text:p text:style-name="Preformatted_20_Text"/>
      <text:p text:style-name="Preformatted_20_Text"><text:s text:c="3"/>To mimic the behavior of DOS- or Windows-like file systems, relative</text:p>
      <text:p text:style-name="Preformatted_20_Text"><text:s text:c="3"/>references beginning with a slash "/" can be resolved relative to the</text:p>
      <text:p text:style-name="Preformatted_20_Text"><text:s text:c="3"/>drive letter when present; resolution of ".." dot segments (per</text:p>
      <text:p text:style-name="Preformatted_20_Text"><text:s text:c="3"/><text:a xlink:type="simple" xlink:href="https://datatracker.ietf.org/doc/html/rfc3986#section-5.2.4" text:style-name="Internet_20_link" text:visited-style-name="Visited_20_Internet_20_Link">Section 5.2.4 of [RFC3986]</text:a>) can be modified to not ever overwrite the</text:p>
      <text:p text:style-name="Preformatted_20_Text"><text:s text:c="3"/>drive letter.</text:p>
      <text:p text:style-name="Preformatted_20_Text"/>
      <text:p text:style-name="Preformatted_20_Text"><text:s text:c="3"/>For example:</text:p>
      <text:p text:style-name="Preformatted_20_Text"/>
      <text:p text:style-name="Preformatted_20_Text"><text:s text:c="6"/>base URI: <text:s text:c="2"/>file:///c:/path/to/file.txt</text:p>
      <text:p text:style-name="Preformatted_20_Text"><text:s text:c="6"/>rel. ref.: <text:s/>/some/other/thing.bmp</text:p>
      <text:p text:style-name="P61"><text:s text:c="6"/>resolved: <text:s text:c="2"/>file:///c:/some/other/thing.bmp</text:p>
      <text:p text:style-name="P46"/>
      <text:p text:style-name="P41">–- <text:span text:style-name="T87">END OF QUOTATION</text:span> 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50eb76" officeooo:paragraph-rsid="0050eb76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variant="normal" fo:text-transform="none" fo:color="#1155cc" style:text-line-through-style="none" style:text-line-through-type="none" style:text-underline-style="solid" style:text-underline-width="auto" style:text-underline-color="font-color" style:text-blinking="false" fo:background-color="transparent" loext:char-shading-value="0" loext:padding="0cm" loext:border="none"/>
    </style:style>
    <style:style style:name="MT2" style:family="text">
      <style:text-properties officeooo:rsid="00747b5a"/>
    </style:style>
    <style:style style:name="MT3" style:family="text">
      <style:text-properties officeooo:rsid="00505878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bookmark text:name="docs-internal-guid-ea64f8c5-7fff-ec39-6076-c0e8418b2e0a"/><text:span text:style-name="MT1"><draw:a xlink:type="simple" xlink:href="https://dilcis.eu/"><draw:frame draw:style-name="Mfr1" draw:name="Billede1" text:anchor-type="as-char" svg:width="3.845cm" svg:height="2.106cm" draw:z-index="4"><draw:image xlink:href="Pictures/10000201000001F40000012C99AE5A3CA1419CDE.png" xlink:type="simple" xlink:show="embed" xlink:actuate="onLoad" loext:mime-type="image/png"/></draw:frame></draw:a></text:span><text:s/></text:p>
        <text:p text:style-name="MP2">2024-0<text:span text:style-name="MT2">8</text:span>-0<text:span text:style-name="MT2">1</text:span></text:p>
      </style:header>
      <style:footer>
        <text:p text:style-name="MP3"><text:span text:style-name="MT3">page </text:span><text:page-number text:select-page="current">5</text:page-number><text:s/><text:span text:style-name="MT3">of </text:span><text:span text:style-name="MT3"><text:page-count>5</text:page-count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1-31T12:41:24.113000000</meta:creation-date>
    <dc:date>2024-08-02T13:13:12.091000000</dc:date>
    <meta:editing-duration>P1DT7H10M32S</meta:editing-duration>
    <meta:editing-cycles>55</meta:editing-cycles>
    <meta:generator>LibreOffice/6.4.0.3$Windows_X86_64 LibreOffice_project/b0a288ab3d2d4774cb44b62f04d5d28733ac6df8</meta:generator>
    <meta:document-statistic meta:table-count="1" meta:image-count="1" meta:object-count="0" meta:page-count="5" meta:paragraph-count="256" meta:word-count="1325" meta:character-count="8672" meta:non-whitespace-character-count="7051"/>
  </office:meta>
</office:document-meta>
</file>